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2"/>
    <style:style style:name="ce3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Liberation Serif;Times New Roman" fo:font-size="12pt" fo:font-weight="normal" fo:font-style="normal" style:letter-kerning="true" fo:country="ES" style:country-asian="IN" style:font-name-asian="Lohit Devanagari" style:font-size-asian="12pt" style:font-weight-asian="normal" style:font-weight-complex="normal" style:font-style-asian="normal" style:font-style-complex="normal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8.427cm" svg:y="29.019cm">
            <draw:object draw:notify-on-update-of-ranges="Sheet1.I1:Sheet1.I1 Sheet1.I2:Sheet1.I74 Sheet1.J1:Sheet1.J1 Sheet1.J2:Sheet1.J7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4.231cm" svg:y="24.955cm">
            <draw:object draw:notify-on-update-of-ranges="Sheet1.O1:Sheet1.O1 Sheet1.O2:Sheet1.O74 Sheet1.P1:Sheet1.P1 Sheet1.P2:Sheet1.P7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ángulo en grados</text:p>
          </table:table-cell>
          <table:table-cell table:style-name="ce1" office:value-type="string" calcext:value-type="string">
            <text:p>ángulo en radian</text:p>
          </table:table-cell>
          <table:table-cell office:value-type="string" calcext:value-type="string">
            <text:p>sin <text:span text:style-name="T1">α</text:span></text:p>
          </table:table-cell>
          <table:table-cell office:value-type="string" calcext:value-type="string">
            <text:p>cos <text:span text:style-name="T1">α</text:span></text:p>
          </table:table-cell>
          <table:table-cell table:number-columns-repeated="2"/>
          <table:table-cell table:style-name="ce1" office:value-type="string" calcext:value-type="string">
            <text:p>ángulo en grados</text:p>
          </table:table-cell>
          <table:table-cell table:style-name="ce1" office:value-type="string" calcext:value-type="string">
            <text:p>ángulo en radian</text:p>
          </table:table-cell>
          <table:table-cell table:style-name="ce1" office:value-type="string" calcext:value-type="string">
            <text:p>ángulo en grados</text:p>
          </table:table-cell>
          <table:table-cell table:style-name="Default" office:value-type="string" calcext:value-type="string">
            <text:p>sin <text:span text:style-name="T1">α</text:span></text:p>
          </table:table-cell>
          <table:table-cell/>
          <table:table-cell table:style-name="ce1"/>
          <table:table-cell table:style-name="ce1" office:value-type="string" calcext:value-type="string">
            <text:p>ángulo en grados</text:p>
          </table:table-cell>
          <table:table-cell table:style-name="ce1" office:value-type="string" calcext:value-type="string">
            <text:p>ángulo en radian</text:p>
          </table:table-cell>
          <table:table-cell table:style-name="ce1" office:value-type="string" calcext:value-type="string">
            <text:p>ángulo en grados</text:p>
          </table:table-cell>
          <table:table-cell table:style-name="Default" office:value-type="string" calcext:value-type="string">
            <text:p>cos α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table:formula="of:=([.A2]/360)*2*3.1416" office:value-type="float" office:value="0" calcext:value-type="float">
            <text:p>0,00</text:p>
          </table:table-cell>
          <table:table-cell table:style-name="ce3" table:formula="of:=SIN([.B2])" office:value-type="float" office:value="0" calcext:value-type="float">
            <text:p>0,0</text:p>
          </table:table-cell>
          <table:table-cell table:style-name="ce3" table:formula="of:=COS([.B2])" office:value-type="float" office:value="1" calcext:value-type="float">
            <text:p>1,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([.G2]/360)*2*3.1416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SIN([.H2])" office:value-type="float" office:value="0" calcext:value-type="float">
            <text:p>0,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([.M2]/360)*2*3.1416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COS([.N2])" office:value-type="float" office:value="1" calcext:value-type="float">
            <text:p>1,0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table:formula="of:=([.A3]/360)*2*3.1416" office:value-type="float" office:value="0.5236" calcext:value-type="float">
            <text:p>0,52</text:p>
          </table:table-cell>
          <table:table-cell table:style-name="ce3" table:formula="of:=SIN([.B3])" office:value-type="float" office:value="0.500001060362603" calcext:value-type="float">
            <text:p>0,5</text:p>
          </table:table-cell>
          <table:table-cell table:style-name="ce3" table:formula="of:=COS([.B3])" office:value-type="float" office:value="0.866024791582939" calcext:value-type="float">
            <text:p>0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G3]/360)*2*3.1416" office:value-type="float" office:value="0.0872666666666667" calcext:value-type="float">
            <text:p>0,09</text:p>
          </table:table-cell>
          <table:table-cell office:value-type="float" office:value="5" calcext:value-type="float">
            <text:p>5</text:p>
          </table:table-cell>
          <table:table-cell table:formula="of:=SIN([.H3])" office:value-type="float" office:value="0.0871559460380702" calcext:value-type="float">
            <text:p>0,0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M3]/360)*2*3.1416" office:value-type="float" office:value="0.0872666666666667" calcext:value-type="float">
            <text:p>0,09</text:p>
          </table:table-cell>
          <table:table-cell office:value-type="float" office:value="5" calcext:value-type="float">
            <text:p>5</text:p>
          </table:table-cell>
          <table:table-cell table:formula="of:=COS([.N3])" office:value-type="float" office:value="0.996194680306118" calcext:value-type="float">
            <text:p>1,0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table:formula="of:=([.A4]/360)*2*3.1416" office:value-type="float" office:value="1.0472" calcext:value-type="float">
            <text:p>1,05</text:p>
          </table:table-cell>
          <table:table-cell table:style-name="ce3" table:formula="of:=SIN([.B4])" office:value-type="float" office:value="0.866026628183543" calcext:value-type="float">
            <text:p>0,9</text:p>
          </table:table-cell>
          <table:table-cell table:style-name="ce3" table:formula="of:=COS([.B4])" office:value-type="float" office:value="0.499997879272546" calcext:value-type="float">
            <text:p>0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G4]/360)*2*3.1416" office:value-type="float" office:value="0.174533333333333" calcext:value-type="float">
            <text:p>0,17</text:p>
          </table:table-cell>
          <table:table-cell office:value-type="float" office:value="10" calcext:value-type="float">
            <text:p>10</text:p>
          </table:table-cell>
          <table:table-cell table:formula="of:=SIN([.H4])" office:value-type="float" office:value="0.173648579600345" calcext:value-type="float">
            <text:p>0,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M4]/360)*2*3.1416" office:value-type="float" office:value="0.174533333333333" calcext:value-type="float">
            <text:p>0,17</text:p>
          </table:table-cell>
          <table:table-cell office:value-type="float" office:value="10" calcext:value-type="float">
            <text:p>10</text:p>
          </table:table-cell>
          <table:table-cell table:formula="of:=COS([.N4])" office:value-type="float" office:value="0.984807682140418" calcext:value-type="float">
            <text:p>0,9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table:formula="of:=([.A5]/360)*2*3.1416" office:value-type="float" office:value="1.5708" calcext:value-type="float">
            <text:p>1,57</text:p>
          </table:table-cell>
          <table:table-cell table:style-name="ce3" table:formula="of:=SIN([.B5])" office:value-type="float" office:value="0.999999999993254" calcext:value-type="float">
            <text:p>1,0</text:p>
          </table:table-cell>
          <table:table-cell table:style-name="ce3" table:formula="of:=COS([.B5])" office:value-type="float" office:value="-0.00000367320510334657" calcext:value-type="float">
            <text:p>0,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([.G5]/360)*2*3.1416" office:value-type="float" office:value="0.2618" calcext:value-type="float">
            <text:p>0,26</text:p>
          </table:table-cell>
          <table:table-cell office:value-type="float" office:value="15" calcext:value-type="float">
            <text:p>15</text:p>
          </table:table-cell>
          <table:table-cell table:formula="of:=SIN([.H5])" office:value-type="float" office:value="0.258819636443085" calcext:value-type="float">
            <text:p>0,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([.M5]/360)*2*3.1416" office:value-type="float" office:value="0.2618" calcext:value-type="float">
            <text:p>0,26</text:p>
          </table:table-cell>
          <table:table-cell office:value-type="float" office:value="15" calcext:value-type="float">
            <text:p>15</text:p>
          </table:table-cell>
          <table:table-cell table:formula="of:=COS([.N5])" office:value-type="float" office:value="0.965925667839648" calcext:value-type="float">
            <text:p>0,9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table:formula="of:=([.A6]/360)*2*3.1416" office:value-type="float" office:value="2.0944" calcext:value-type="float">
            <text:p>2,09</text:p>
          </table:table-cell>
          <table:table-cell table:style-name="ce3" table:formula="of:=SIN([.B6])" office:value-type="float" office:value="0.86602295497065" calcext:value-type="float">
            <text:p>0,9</text:p>
          </table:table-cell>
          <table:table-cell table:style-name="ce3" table:formula="of:=COS([.B6])" office:value-type="float" office:value="-0.500004241445914" calcext:value-type="float">
            <text:p>-0,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G6]/360)*2*3.1416" office:value-type="float" office:value="0.349066666666667" calcext:value-type="float">
            <text:p>0,35</text:p>
          </table:table-cell>
          <table:table-cell office:value-type="float" office:value="20" calcext:value-type="float">
            <text:p>20</text:p>
          </table:table-cell>
          <table:table-cell table:formula="of:=SIN([.H6])" office:value-type="float" office:value="0.342020910366384" calcext:value-type="float">
            <text:p>0,3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M6]/360)*2*3.1416" office:value-type="float" office:value="0.349066666666667" calcext:value-type="float">
            <text:p>0,35</text:p>
          </table:table-cell>
          <table:table-cell office:value-type="float" office:value="20" calcext:value-type="float">
            <text:p>20</text:p>
          </table:table-cell>
          <table:table-cell table:formula="of:=COS([.N6])" office:value-type="float" office:value="0.939692341605565" calcext:value-type="float">
            <text:p>0,94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table:formula="of:=([.A7]/360)*2*3.1416" office:value-type="float" office:value="2.618" calcext:value-type="float">
            <text:p>2,62</text:p>
          </table:table-cell>
          <table:table-cell table:style-name="ce3" table:formula="of:=SIN([.B7])" office:value-type="float" office:value="0.499994698175742" calcext:value-type="float">
            <text:p>0,5</text:p>
          </table:table-cell>
          <table:table-cell table:style-name="ce3" table:formula="of:=COS([.B7])" office:value-type="float" office:value="-0.866028464772463" calcext:value-type="float">
            <text:p>-0,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([.G7]/360)*2*3.1416" office:value-type="float" office:value="0.436333333333333" calcext:value-type="float">
            <text:p>0,44</text:p>
          </table:table-cell>
          <table:table-cell office:value-type="float" office:value="25" calcext:value-type="float">
            <text:p>25</text:p>
          </table:table-cell>
          <table:table-cell table:formula="of:=SIN([.H7])" office:value-type="float" office:value="0.42261918647781" calcext:value-type="float">
            <text:p>0,4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([.M7]/360)*2*3.1416" office:value-type="float" office:value="0.436333333333333" calcext:value-type="float">
            <text:p>0,44</text:p>
          </table:table-cell>
          <table:table-cell office:value-type="float" office:value="25" calcext:value-type="float">
            <text:p>25</text:p>
          </table:table-cell>
          <table:table-cell table:formula="of:=COS([.N7])" office:value-type="float" office:value="0.906307355824079" calcext:value-type="float">
            <text:p>0,91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" table:formula="of:=([.A8]/360)*2*3.1416" office:value-type="float" office:value="3.1416" calcext:value-type="float">
            <text:p>3,14</text:p>
          </table:table-cell>
          <table:table-cell table:style-name="ce3" table:formula="of:=SIN([.B8])" office:value-type="float" office:value="-0.00000734641020664359" calcext:value-type="float">
            <text:p>0,0</text:p>
          </table:table-cell>
          <table:table-cell table:style-name="ce3" table:formula="of:=COS([.B8])" office:value-type="float" office:value="-0.999999999973015" calcext:value-type="float">
            <text:p>-1,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([.G8]/360)*2*3.1416" office:value-type="float" office:value="0.5236" calcext:value-type="float">
            <text:p>0,52</text:p>
          </table:table-cell>
          <table:table-cell office:value-type="float" office:value="30" calcext:value-type="float">
            <text:p>30</text:p>
          </table:table-cell>
          <table:table-cell table:formula="of:=SIN([.H8])" office:value-type="float" office:value="0.500001060362603" calcext:value-type="float">
            <text:p>0,5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([.M8]/360)*2*3.1416" office:value-type="float" office:value="0.5236" calcext:value-type="float">
            <text:p>0,52</text:p>
          </table:table-cell>
          <table:table-cell office:value-type="float" office:value="30" calcext:value-type="float">
            <text:p>30</text:p>
          </table:table-cell>
          <table:table-cell table:formula="of:=COS([.N8])" office:value-type="float" office:value="0.866024791582939" calcext:value-type="float">
            <text:p>0,87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table:formula="of:=([.A9]/360)*2*3.1416" office:value-type="float" office:value="3.6652" calcext:value-type="float">
            <text:p>3,67</text:p>
          </table:table-cell>
          <table:table-cell table:style-name="ce3" table:formula="of:=SIN([.B9])" office:value-type="float" office:value="-0.500007422522479" calcext:value-type="float">
            <text:p>-0,5</text:p>
          </table:table-cell>
          <table:table-cell table:style-name="ce3" table:formula="of:=COS([.B9])" office:value-type="float" office:value="-0.866021118346676" calcext:value-type="float">
            <text:p>-0,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([.G9]/360)*2*3.1416" office:value-type="float" office:value="0.610866666666667" calcext:value-type="float">
            <text:p>0,61</text:p>
          </table:table-cell>
          <table:table-cell office:value-type="float" office:value="35" calcext:value-type="float">
            <text:p>35</text:p>
          </table:table-cell>
          <table:table-cell table:formula="of:=SIN([.H9])" office:value-type="float" office:value="0.573577606483477" calcext:value-type="float">
            <text:p>0,5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([.M9]/360)*2*3.1416" office:value-type="float" office:value="0.610866666666667" calcext:value-type="float">
            <text:p>0,61</text:p>
          </table:table-cell>
          <table:table-cell office:value-type="float" office:value="35" calcext:value-type="float">
            <text:p>35</text:p>
          </table:table-cell>
          <table:table-cell table:formula="of:=COS([.N9])" office:value-type="float" office:value="0.819151224952198" calcext:value-type="float">
            <text:p>0,82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" table:formula="of:=([.A10]/360)*2*3.1416" office:value-type="float" office:value="4.1888" calcext:value-type="float">
            <text:p>4,19</text:p>
          </table:table-cell>
          <table:table-cell table:style-name="ce3" table:formula="of:=SIN([.B10])" office:value-type="float" office:value="-0.866030301349697" calcext:value-type="float">
            <text:p>-0,9</text:p>
          </table:table-cell>
          <table:table-cell table:style-name="ce3" table:formula="of:=COS([.B10])" office:value-type="float" office:value="-0.499991517072193" calcext:value-type="float">
            <text:p>-0,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G10]/360)*2*3.1416" office:value-type="float" office:value="0.698133333333333" calcext:value-type="float">
            <text:p>0,70</text:p>
          </table:table-cell>
          <table:table-cell office:value-type="float" office:value="40" calcext:value-type="float">
            <text:p>40</text:p>
          </table:table-cell>
          <table:table-cell table:formula="of:=SIN([.H10])" office:value-type="float" office:value="0.642788860280508" calcext:value-type="float">
            <text:p>0,6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M10]/360)*2*3.1416" office:value-type="float" office:value="0.698133333333333" calcext:value-type="float">
            <text:p>0,70</text:p>
          </table:table-cell>
          <table:table-cell office:value-type="float" office:value="40" calcext:value-type="float">
            <text:p>40</text:p>
          </table:table-cell>
          <table:table-cell table:formula="of:=COS([.N10])" office:value-type="float" office:value="0.7660433937443" calcext:value-type="float">
            <text:p>0,77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2" table:formula="of:=([.A11]/360)*2*3.1416" office:value-type="float" office:value="4.7124" calcext:value-type="float">
            <text:p>4,71</text:p>
          </table:table-cell>
          <table:table-cell table:style-name="ce3" table:formula="of:=SIN([.B11])" office:value-type="float" office:value="-0.999999999939284" calcext:value-type="float">
            <text:p>-1,0</text:p>
          </table:table-cell>
          <table:table-cell table:style-name="ce3" table:formula="of:=COS([.B11])" office:value-type="float" office:value="0.0000110196153096194" calcext:value-type="float">
            <text:p>0,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([.G11]/360)*2*3.1416" office:value-type="float" office:value="0.7854" calcext:value-type="float">
            <text:p>0,79</text:p>
          </table:table-cell>
          <table:table-cell office:value-type="float" office:value="45" calcext:value-type="float">
            <text:p>45</text:p>
          </table:table-cell>
          <table:table-cell table:formula="of:=SIN([.H11])" office:value-type="float" office:value="0.707108079859474" calcext:value-type="float">
            <text:p>0,7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([.M11]/360)*2*3.1416" office:value-type="float" office:value="0.7854" calcext:value-type="float">
            <text:p>0,79</text:p>
          </table:table-cell>
          <table:table-cell office:value-type="float" office:value="45" calcext:value-type="float">
            <text:p>45</text:p>
          </table:table-cell>
          <table:table-cell table:formula="of:=COS([.N11])" office:value-type="float" office:value="0.707105482511236" calcext:value-type="float">
            <text:p>0,71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2" table:formula="of:=([.A12]/360)*2*3.1416" office:value-type="float" office:value="5.236" calcext:value-type="float">
            <text:p>5,24</text:p>
          </table:table-cell>
          <table:table-cell table:style-name="ce3" table:formula="of:=SIN([.B12])" office:value-type="float" office:value="-0.866019281711018" calcext:value-type="float">
            <text:p>-0,9</text:p>
          </table:table-cell>
          <table:table-cell table:style-name="ce3" table:formula="of:=COS([.B12])" office:value-type="float" office:value="0.500010603592297" calcext:value-type="float">
            <text:p>0,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([.G12]/360)*2*3.1416" office:value-type="float" office:value="0.872666666666667" calcext:value-type="float">
            <text:p>0,87</text:p>
          </table:table-cell>
          <table:table-cell office:value-type="float" office:value="50" calcext:value-type="float">
            <text:p>50</text:p>
          </table:table-cell>
          <table:table-cell table:formula="of:=SIN([.H12])" office:value-type="float" office:value="0.766045754834454" calcext:value-type="float">
            <text:p>0,7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([.M12]/360)*2*3.1416" office:value-type="float" office:value="0.872666666666667" calcext:value-type="float">
            <text:p>0,87</text:p>
          </table:table-cell>
          <table:table-cell office:value-type="float" office:value="50" calcext:value-type="float">
            <text:p>50</text:p>
          </table:table-cell>
          <table:table-cell table:formula="of:=COS([.N12])" office:value-type="float" office:value="0.642786046441669" calcext:value-type="float">
            <text:p>0,64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2" table:formula="of:=([.A13]/360)*2*3.1416" office:value-type="float" office:value="5.7596" calcext:value-type="float">
            <text:p>5,76</text:p>
          </table:table-cell>
          <table:table-cell table:style-name="ce3" table:formula="of:=SIN([.B13])" office:value-type="float" office:value="-0.499988335961897" calcext:value-type="float">
            <text:p>-0,5</text:p>
          </table:table-cell>
          <table:table-cell table:style-name="ce3" table:formula="of:=COS([.B13])" office:value-type="float" office:value="0.866032137915247" calcext:value-type="float">
            <text:p>0,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([.G13]/360)*2*3.1416" office:value-type="float" office:value="0.959933333333333" calcext:value-type="float">
            <text:p>0,96</text:p>
          </table:table-cell>
          <table:table-cell office:value-type="float" office:value="55" calcext:value-type="float">
            <text:p>55</text:p>
          </table:table-cell>
          <table:table-cell table:formula="of:=SIN([.H13])" office:value-type="float" office:value="0.819153331814863" calcext:value-type="float">
            <text:p>0,8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([.M13]/360)*2*3.1416" office:value-type="float" office:value="0.959933333333333" calcext:value-type="float">
            <text:p>0,96</text:p>
          </table:table-cell>
          <table:table-cell office:value-type="float" office:value="55" calcext:value-type="float">
            <text:p>55</text:p>
          </table:table-cell>
          <table:table-cell table:formula="of:=COS([.N13])" office:value-type="float" office:value="0.573574597569147" calcext:value-type="float">
            <text:p>0,57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2" table:formula="of:=([.A14]/360)*2*3.1416" office:value-type="float" office:value="6.2832" calcext:value-type="float">
            <text:p>6,28</text:p>
          </table:table-cell>
          <table:table-cell table:style-name="ce3" table:formula="of:=SIN([.B14])" office:value-type="float" office:value="0.0000146928204128907" calcext:value-type="float">
            <text:p>0,0</text:p>
          </table:table-cell>
          <table:table-cell table:style-name="ce3" table:formula="of:=COS([.B14])" office:value-type="float" office:value="0.999999999892061" calcext:value-type="float">
            <text:p>1,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14]/360)*2*3.1416" office:value-type="float" office:value="1.0472" calcext:value-type="float">
            <text:p>1,05</text:p>
          </table:table-cell>
          <table:table-cell office:value-type="float" office:value="60" calcext:value-type="float">
            <text:p>60</text:p>
          </table:table-cell>
          <table:table-cell table:formula="of:=SIN([.H14])" office:value-type="float" office:value="0.866026628183543" calcext:value-type="float">
            <text:p>0,8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M14]/360)*2*3.1416" office:value-type="float" office:value="1.0472" calcext:value-type="float">
            <text:p>1,05</text:p>
          </table:table-cell>
          <table:table-cell office:value-type="float" office:value="60" calcext:value-type="float">
            <text:p>60</text:p>
          </table:table-cell>
          <table:table-cell table:formula="of:=COS([.N14])" office:value-type="float" office:value="0.499997879272546" calcext:value-type="float">
            <text:p>0,50</text:p>
          </table:table-cell>
        </table:table-row>
        <table:table-row table:style-name="ro2">
          <table:table-cell table:number-columns-repeated="6"/>
          <table:table-cell office:value-type="float" office:value="65" calcext:value-type="float">
            <text:p>65</text:p>
          </table:table-cell>
          <table:table-cell table:formula="of:=([.G15]/360)*2*3.1416" office:value-type="float" office:value="1.13446666666667" calcext:value-type="float">
            <text:p>1,13</text:p>
          </table:table-cell>
          <table:table-cell office:value-type="float" office:value="65" calcext:value-type="float">
            <text:p>65</text:p>
          </table:table-cell>
          <table:table-cell table:formula="of:=SIN([.H15])" office:value-type="float" office:value="0.906308908184918" calcext:value-type="float">
            <text:p>0,91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([.M15]/360)*2*3.1416" office:value-type="float" office:value="1.13446666666667" calcext:value-type="float">
            <text:p>1,13</text:p>
          </table:table-cell>
          <table:table-cell office:value-type="float" office:value="65" calcext:value-type="float">
            <text:p>65</text:p>
          </table:table-cell>
          <table:table-cell table:formula="of:=COS([.N15])" office:value-type="float" office:value="0.422615857422154" calcext:value-type="float">
            <text:p>0,42</text:p>
          </table:table-cell>
        </table:table-row>
        <table:table-row table:style-name="ro2">
          <table:table-cell table:number-columns-repeated="6"/>
          <table:table-cell office:value-type="float" office:value="70" calcext:value-type="float">
            <text:p>70</text:p>
          </table:table-cell>
          <table:table-cell table:formula="of:=([.G16]/360)*2*3.1416" office:value-type="float" office:value="1.22173333333333" calcext:value-type="float">
            <text:p>1,22</text:p>
          </table:table-cell>
          <table:table-cell office:value-type="float" office:value="70" calcext:value-type="float">
            <text:p>70</text:p>
          </table:table-cell>
          <table:table-cell table:formula="of:=SIN([.H16])" office:value-type="float" office:value="0.939693597912179" calcext:value-type="float">
            <text:p>0,9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M16]/360)*2*3.1416" office:value-type="float" office:value="1.22173333333333" calcext:value-type="float">
            <text:p>1,22</text:p>
          </table:table-cell>
          <table:table-cell office:value-type="float" office:value="70" calcext:value-type="float">
            <text:p>70</text:p>
          </table:table-cell>
          <table:table-cell table:formula="of:=COS([.N16])" office:value-type="float" office:value="0.342017458681372" calcext:value-type="float">
            <text:p>0,34</text:p>
          </table:table-cell>
        </table:table-row>
        <table:table-row table:style-name="ro2">
          <table:table-cell table:number-columns-repeated="6"/>
          <table:table-cell office:value-type="float" office:value="75" calcext:value-type="float">
            <text:p>75</text:p>
          </table:table-cell>
          <table:table-cell table:formula="of:=([.G17]/360)*2*3.1416" office:value-type="float" office:value="1.309" calcext:value-type="float">
            <text:p>1,31</text:p>
          </table:table-cell>
          <table:table-cell office:value-type="float" office:value="75" calcext:value-type="float">
            <text:p>75</text:p>
          </table:table-cell>
          <table:table-cell table:formula="of:=SIN([.H17])" office:value-type="float" office:value="0.965926618530741" calcext:value-type="float">
            <text:p>0,9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([.M17]/360)*2*3.1416" office:value-type="float" office:value="1.309" calcext:value-type="float">
            <text:p>1,31</text:p>
          </table:table-cell>
          <table:table-cell office:value-type="float" office:value="75" calcext:value-type="float">
            <text:p>75</text:p>
          </table:table-cell>
          <table:table-cell table:formula="of:=COS([.N17])" office:value-type="float" office:value="0.258816088398246" calcext:value-type="float">
            <text:p>0,26</text:p>
          </table:table-cell>
        </table:table-row>
        <table:table-row table:style-name="ro2">
          <table:table-cell table:number-columns-repeated="6"/>
          <table:table-cell office:value-type="float" office:value="80" calcext:value-type="float">
            <text:p>80</text:p>
          </table:table-cell>
          <table:table-cell table:formula="of:=([.G18]/360)*2*3.1416" office:value-type="float" office:value="1.39626666666667" calcext:value-type="float">
            <text:p>1,40</text:p>
          </table:table-cell>
          <table:table-cell office:value-type="float" office:value="80" calcext:value-type="float">
            <text:p>80</text:p>
          </table:table-cell>
          <table:table-cell table:formula="of:=SIN([.H18])" office:value-type="float" office:value="0.984808319980623" calcext:value-type="float">
            <text:p>0,9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([.M18]/360)*2*3.1416" office:value-type="float" office:value="1.39626666666667" calcext:value-type="float">
            <text:p>1,40</text:p>
          </table:table-cell>
          <table:table-cell office:value-type="float" office:value="80" calcext:value-type="float">
            <text:p>80</text:p>
          </table:table-cell>
          <table:table-cell table:formula="of:=COS([.N18])" office:value-type="float" office:value="0.17364496219857" calcext:value-type="float">
            <text:p>0,17</text:p>
          </table:table-cell>
        </table:table-row>
        <table:table-row table:style-name="ro2">
          <table:table-cell table:number-columns-repeated="6"/>
          <table:table-cell office:value-type="float" office:value="85" calcext:value-type="float">
            <text:p>85</text:p>
          </table:table-cell>
          <table:table-cell table:formula="of:=([.G19]/360)*2*3.1416" office:value-type="float" office:value="1.48353333333333" calcext:value-type="float">
            <text:p>1,48</text:p>
          </table:table-cell>
          <table:table-cell office:value-type="float" office:value="85" calcext:value-type="float">
            <text:p>85</text:p>
          </table:table-cell>
          <table:table-cell table:formula="of:=SIN([.H19])" office:value-type="float" office:value="0.996195000441063" calcext:value-type="float">
            <text:p>1,0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([.M19]/360)*2*3.1416" office:value-type="float" office:value="1.48353333333333" calcext:value-type="float">
            <text:p>1,48</text:p>
          </table:table-cell>
          <table:table-cell office:value-type="float" office:value="85" calcext:value-type="float">
            <text:p>85</text:p>
          </table:table-cell>
          <table:table-cell table:formula="of:=COS([.N19])" office:value-type="float" office:value="0.0871522868100985" calcext:value-type="float">
            <text:p>0,09</text:p>
          </table:table-cell>
        </table:table-row>
        <table:table-row table:style-name="ro2">
          <table:table-cell table:number-columns-repeated="6"/>
          <table:table-cell office:value-type="float" office:value="90" calcext:value-type="float">
            <text:p>90</text:p>
          </table:table-cell>
          <table:table-cell table:formula="of:=([.G20]/360)*2*3.1416" office:value-type="float" office:value="1.5708" calcext:value-type="float">
            <text:p>1,57</text:p>
          </table:table-cell>
          <table:table-cell office:value-type="float" office:value="90" calcext:value-type="float">
            <text:p>90</text:p>
          </table:table-cell>
          <table:table-cell table:formula="of:=SIN([.H20])" office:value-type="float" office:value="0.999999999993254" calcext:value-type="float">
            <text:p>1,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([.M20]/360)*2*3.1416" office:value-type="float" office:value="1.5708" calcext:value-type="float">
            <text:p>1,57</text:p>
          </table:table-cell>
          <table:table-cell office:value-type="float" office:value="90" calcext:value-type="float">
            <text:p>90</text:p>
          </table:table-cell>
          <table:table-cell table:formula="of:=COS([.N20])" office:value-type="float" office:value="-0.00000367320510334657" calcext:value-type="float">
            <text:p>0,00</text:p>
          </table:table-cell>
        </table:table-row>
        <table:table-row table:style-name="ro2">
          <table:table-cell table:number-columns-repeated="6"/>
          <table:table-cell office:value-type="float" office:value="95" calcext:value-type="float">
            <text:p>95</text:p>
          </table:table-cell>
          <table:table-cell table:formula="of:=([.G21]/360)*2*3.1416" office:value-type="float" office:value="1.65806666666667" calcext:value-type="float">
            <text:p>1,66</text:p>
          </table:table-cell>
          <table:table-cell office:value-type="float" office:value="95" calcext:value-type="float">
            <text:p>95</text:p>
          </table:table-cell>
          <table:table-cell table:formula="of:=SIN([.H21])" office:value-type="float" office:value="0.996194360157732" calcext:value-type="float">
            <text:p>1,0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([.M21]/360)*2*3.1416" office:value-type="float" office:value="1.65806666666667" calcext:value-type="float">
            <text:p>1,66</text:p>
          </table:table-cell>
          <table:table-cell office:value-type="float" office:value="95" calcext:value-type="float">
            <text:p>95</text:p>
          </table:table-cell>
          <table:table-cell table:formula="of:=COS([.N21])" office:value-type="float" office:value="-0.0871596052648658" calcext:value-type="float">
            <text:p>-0,09</text:p>
          </table:table-cell>
        </table:table-row>
        <table:table-row table:style-name="ro2">
          <table:table-cell table:number-columns-repeated="6"/>
          <table:table-cell office:value-type="float" office:value="100" calcext:value-type="float">
            <text:p>100</text:p>
          </table:table-cell>
          <table:table-cell table:formula="of:=([.G22]/360)*2*3.1416" office:value-type="float" office:value="1.74533333333333" calcext:value-type="float">
            <text:p>1,75</text:p>
          </table:table-cell>
          <table:table-cell office:value-type="float" office:value="100" calcext:value-type="float">
            <text:p>100</text:p>
          </table:table-cell>
          <table:table-cell table:formula="of:=SIN([.H22])" office:value-type="float" office:value="0.984807044286925" calcext:value-type="float">
            <text:p>0,9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([.M22]/360)*2*3.1416" office:value-type="float" office:value="1.74533333333333" calcext:value-type="float">
            <text:p>1,75</text:p>
          </table:table-cell>
          <table:table-cell office:value-type="float" office:value="100" calcext:value-type="float">
            <text:p>100</text:p>
          </table:table-cell>
          <table:table-cell table:formula="of:=COS([.N22])" office:value-type="float" office:value="-0.173652196999778" calcext:value-type="float">
            <text:p>-0,17</text:p>
          </table:table-cell>
        </table:table-row>
        <table:table-row table:style-name="ro2">
          <table:table-cell table:number-columns-repeated="6"/>
          <table:table-cell office:value-type="float" office:value="105" calcext:value-type="float">
            <text:p>105</text:p>
          </table:table-cell>
          <table:table-cell table:formula="of:=([.G23]/360)*2*3.1416" office:value-type="float" office:value="1.8326" calcext:value-type="float">
            <text:p>1,83</text:p>
          </table:table-cell>
          <table:table-cell office:value-type="float" office:value="105" calcext:value-type="float">
            <text:p>105</text:p>
          </table:table-cell>
          <table:table-cell table:formula="of:=SIN([.H23])" office:value-type="float" office:value="0.965924717135522" calcext:value-type="float">
            <text:p>0,97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([.M23]/360)*2*3.1416" office:value-type="float" office:value="1.8326" calcext:value-type="float">
            <text:p>1,83</text:p>
          </table:table-cell>
          <table:table-cell office:value-type="float" office:value="105" calcext:value-type="float">
            <text:p>105</text:p>
          </table:table-cell>
          <table:table-cell table:formula="of:=COS([.N23])" office:value-type="float" office:value="-0.258823184484431" calcext:value-type="float">
            <text:p>-0,26</text:p>
          </table:table-cell>
        </table:table-row>
        <table:table-row table:style-name="ro2">
          <table:table-cell table:number-columns-repeated="6"/>
          <table:table-cell office:value-type="float" office:value="110" calcext:value-type="float">
            <text:p>110</text:p>
          </table:table-cell>
          <table:table-cell table:formula="of:=([.G24]/360)*2*3.1416" office:value-type="float" office:value="1.91986666666667" calcext:value-type="float">
            <text:p>1,92</text:p>
          </table:table-cell>
          <table:table-cell office:value-type="float" office:value="110" calcext:value-type="float">
            <text:p>110</text:p>
          </table:table-cell>
          <table:table-cell table:formula="of:=SIN([.H24])" office:value-type="float" office:value="0.939691085286272" calcext:value-type="float">
            <text:p>0,94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([.M24]/360)*2*3.1416" office:value-type="float" office:value="1.91986666666667" calcext:value-type="float">
            <text:p>1,92</text:p>
          </table:table-cell>
          <table:table-cell office:value-type="float" office:value="110" calcext:value-type="float">
            <text:p>110</text:p>
          </table:table-cell>
          <table:table-cell table:formula="of:=COS([.N24])" office:value-type="float" office:value="-0.342024362046781" calcext:value-type="float">
            <text:p>-0,34</text:p>
          </table:table-cell>
        </table:table-row>
        <table:table-row table:style-name="ro2">
          <table:table-cell table:number-columns-repeated="6"/>
          <table:table-cell office:value-type="float" office:value="115" calcext:value-type="float">
            <text:p>115</text:p>
          </table:table-cell>
          <table:table-cell table:formula="of:=([.G25]/360)*2*3.1416" office:value-type="float" office:value="2.00713333333333" calcext:value-type="float">
            <text:p>2,01</text:p>
          </table:table-cell>
          <table:table-cell office:value-type="float" office:value="115" calcext:value-type="float">
            <text:p>115</text:p>
          </table:table-cell>
          <table:table-cell table:formula="of:=SIN([.H25])" office:value-type="float" office:value="0.906305803451013" calcext:value-type="float">
            <text:p>0,9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([.M25]/360)*2*3.1416" office:value-type="float" office:value="2.00713333333333" calcext:value-type="float">
            <text:p>2,01</text:p>
          </table:table-cell>
          <table:table-cell office:value-type="float" office:value="115" calcext:value-type="float">
            <text:p>115</text:p>
          </table:table-cell>
          <table:table-cell table:formula="of:=COS([.N25])" office:value-type="float" office:value="-0.422622515527763" calcext:value-type="float">
            <text:p>-0,42</text:p>
          </table:table-cell>
        </table:table-row>
        <table:table-row table:style-name="ro2">
          <table:table-cell table:number-columns-repeated="6"/>
          <table:table-cell office:value-type="float" office:value="120" calcext:value-type="float">
            <text:p>120</text:p>
          </table:table-cell>
          <table:table-cell table:formula="of:=([.G26]/360)*2*3.1416" office:value-type="float" office:value="2.0944" calcext:value-type="float">
            <text:p>2,09</text:p>
          </table:table-cell>
          <table:table-cell office:value-type="float" office:value="120" calcext:value-type="float">
            <text:p>120</text:p>
          </table:table-cell>
          <table:table-cell table:formula="of:=SIN([.H26])" office:value-type="float" office:value="0.86602295497065" calcext:value-type="float">
            <text:p>0,8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([.M26]/360)*2*3.1416" office:value-type="float" office:value="2.0944" calcext:value-type="float">
            <text:p>2,09</text:p>
          </table:table-cell>
          <table:table-cell office:value-type="float" office:value="120" calcext:value-type="float">
            <text:p>120</text:p>
          </table:table-cell>
          <table:table-cell table:formula="of:=COS([.N26])" office:value-type="float" office:value="-0.500004241445914" calcext:value-type="float">
            <text:p>-0,50</text:p>
          </table:table-cell>
        </table:table-row>
        <table:table-row table:style-name="ro2">
          <table:table-cell table:number-columns-repeated="6"/>
          <table:table-cell office:value-type="float" office:value="125" calcext:value-type="float">
            <text:p>125</text:p>
          </table:table-cell>
          <table:table-cell table:formula="of:=([.G27]/360)*2*3.1416" office:value-type="float" office:value="2.18166666666667" calcext:value-type="float">
            <text:p>2,18</text:p>
          </table:table-cell>
          <table:table-cell office:value-type="float" office:value="125" calcext:value-type="float">
            <text:p>125</text:p>
          </table:table-cell>
          <table:table-cell table:formula="of:=SIN([.H27])" office:value-type="float" office:value="0.81914911807848" calcext:value-type="float">
            <text:p>0,8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([.M27]/360)*2*3.1416" office:value-type="float" office:value="2.18166666666667" calcext:value-type="float">
            <text:p>2,18</text:p>
          </table:table-cell>
          <table:table-cell office:value-type="float" office:value="125" calcext:value-type="float">
            <text:p>125</text:p>
          </table:table-cell>
          <table:table-cell table:formula="of:=COS([.N27])" office:value-type="float" office:value="-0.573580615390067" calcext:value-type="float">
            <text:p>-0,57</text:p>
          </table:table-cell>
        </table:table-row>
        <table:table-row table:style-name="ro2">
          <table:table-cell table:number-columns-repeated="6"/>
          <table:table-cell office:value-type="float" office:value="130" calcext:value-type="float">
            <text:p>130</text:p>
          </table:table-cell>
          <table:table-cell table:formula="of:=([.G28]/360)*2*3.1416" office:value-type="float" office:value="2.26893333333333" calcext:value-type="float">
            <text:p>2,27</text:p>
          </table:table-cell>
          <table:table-cell office:value-type="float" office:value="130" calcext:value-type="float">
            <text:p>130</text:p>
          </table:table-cell>
          <table:table-cell table:formula="of:=SIN([.H28])" office:value-type="float" office:value="0.76604103264381" calcext:value-type="float">
            <text:p>0,7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([.M28]/360)*2*3.1416" office:value-type="float" office:value="2.26893333333333" calcext:value-type="float">
            <text:p>2,27</text:p>
          </table:table-cell>
          <table:table-cell office:value-type="float" office:value="130" calcext:value-type="float">
            <text:p>130</text:p>
          </table:table-cell>
          <table:table-cell table:formula="of:=COS([.N28])" office:value-type="float" office:value="-0.642791674110675" calcext:value-type="float">
            <text:p>-0,64</text:p>
          </table:table-cell>
        </table:table-row>
        <table:table-row table:style-name="ro2">
          <table:table-cell table:number-columns-repeated="6"/>
          <table:table-cell office:value-type="float" office:value="135" calcext:value-type="float">
            <text:p>135</text:p>
          </table:table-cell>
          <table:table-cell table:formula="of:=([.G29]/360)*2*3.1416" office:value-type="float" office:value="2.3562" calcext:value-type="float">
            <text:p>2,36</text:p>
          </table:table-cell>
          <table:table-cell office:value-type="float" office:value="135" calcext:value-type="float">
            <text:p>135</text:p>
          </table:table-cell>
          <table:table-cell table:formula="of:=SIN([.H29])" office:value-type="float" office:value="0.707102885153459" calcext:value-type="float">
            <text:p>0,7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([.M29]/360)*2*3.1416" office:value-type="float" office:value="2.3562" calcext:value-type="float">
            <text:p>2,36</text:p>
          </table:table-cell>
          <table:table-cell office:value-type="float" office:value="135" calcext:value-type="float">
            <text:p>135</text:p>
          </table:table-cell>
          <table:table-cell table:formula="of:=COS([.N29])" office:value-type="float" office:value="-0.70711067719817" calcext:value-type="float">
            <text:p>-0,71</text:p>
          </table:table-cell>
        </table:table-row>
        <table:table-row table:style-name="ro2">
          <table:table-cell table:number-columns-repeated="6"/>
          <table:table-cell office:value-type="float" office:value="140" calcext:value-type="float">
            <text:p>140</text:p>
          </table:table-cell>
          <table:table-cell table:formula="of:=([.G30]/360)*2*3.1416" office:value-type="float" office:value="2.44346666666667" calcext:value-type="float">
            <text:p>2,44</text:p>
          </table:table-cell>
          <table:table-cell office:value-type="float" office:value="140" calcext:value-type="float">
            <text:p>140</text:p>
          </table:table-cell>
          <table:table-cell table:formula="of:=SIN([.H30])" office:value-type="float" office:value="0.642783232594156" calcext:value-type="float">
            <text:p>0,6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([.M30]/360)*2*3.1416" office:value-type="float" office:value="2.44346666666667" calcext:value-type="float">
            <text:p>2,44</text:p>
          </table:table-cell>
          <table:table-cell office:value-type="float" office:value="140" calcext:value-type="float">
            <text:p>140</text:p>
          </table:table-cell>
          <table:table-cell table:formula="of:=COS([.N30])" office:value-type="float" office:value="-0.766048115914273" calcext:value-type="float">
            <text:p>-0,77</text:p>
          </table:table-cell>
        </table:table-row>
        <table:table-row table:style-name="ro2">
          <table:table-cell table:number-columns-repeated="6"/>
          <table:table-cell office:value-type="float" office:value="145" calcext:value-type="float">
            <text:p>145</text:p>
          </table:table-cell>
          <table:table-cell table:formula="of:=([.G31]/360)*2*3.1416" office:value-type="float" office:value="2.53073333333333" calcext:value-type="float">
            <text:p>2,53</text:p>
          </table:table-cell>
          <table:table-cell office:value-type="float" office:value="145" calcext:value-type="float">
            <text:p>145</text:p>
          </table:table-cell>
          <table:table-cell table:formula="of:=SIN([.H31])" office:value-type="float" office:value="0.573571588647079" calcext:value-type="float">
            <text:p>0,57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([.M31]/360)*2*3.1416" office:value-type="float" office:value="2.53073333333333" calcext:value-type="float">
            <text:p>2,53</text:p>
          </table:table-cell>
          <table:table-cell office:value-type="float" office:value="145" calcext:value-type="float">
            <text:p>145</text:p>
          </table:table-cell>
          <table:table-cell table:formula="of:=COS([.N31])" office:value-type="float" office:value="-0.819155438666476" calcext:value-type="float">
            <text:p>-0,82</text:p>
          </table:table-cell>
        </table:table-row>
        <table:table-row table:style-name="ro2">
          <table:table-cell table:number-columns-repeated="6"/>
          <table:table-cell office:value-type="float" office:value="150" calcext:value-type="float">
            <text:p>150</text:p>
          </table:table-cell>
          <table:table-cell table:formula="of:=([.G32]/360)*2*3.1416" office:value-type="float" office:value="2.618" calcext:value-type="float">
            <text:p>2,62</text:p>
          </table:table-cell>
          <table:table-cell office:value-type="float" office:value="150" calcext:value-type="float">
            <text:p>150</text:p>
          </table:table-cell>
          <table:table-cell table:formula="of:=SIN([.H32])" office:value-type="float" office:value="0.499994698175742" calcext:value-type="float">
            <text:p>0,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([.M32]/360)*2*3.1416" office:value-type="float" office:value="2.618" calcext:value-type="float">
            <text:p>2,62</text:p>
          </table:table-cell>
          <table:table-cell office:value-type="float" office:value="150" calcext:value-type="float">
            <text:p>150</text:p>
          </table:table-cell>
          <table:table-cell table:formula="of:=COS([.N32])" office:value-type="float" office:value="-0.866028464772463" calcext:value-type="float">
            <text:p>-0,87</text:p>
          </table:table-cell>
        </table:table-row>
        <table:table-row table:style-name="ro2">
          <table:table-cell table:number-columns-repeated="6"/>
          <table:table-cell office:value-type="float" office:value="155" calcext:value-type="float">
            <text:p>155</text:p>
          </table:table-cell>
          <table:table-cell table:formula="of:=([.G33]/360)*2*3.1416" office:value-type="float" office:value="2.70526666666667" calcext:value-type="float">
            <text:p>2,71</text:p>
          </table:table-cell>
          <table:table-cell office:value-type="float" office:value="155" calcext:value-type="float">
            <text:p>155</text:p>
          </table:table-cell>
          <table:table-cell table:formula="of:=SIN([.H33])" office:value-type="float" office:value="0.422612528360796" calcext:value-type="float">
            <text:p>0,42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([.M33]/360)*2*3.1416" office:value-type="float" office:value="2.70526666666667" calcext:value-type="float">
            <text:p>2,71</text:p>
          </table:table-cell>
          <table:table-cell office:value-type="float" office:value="155" calcext:value-type="float">
            <text:p>155</text:p>
          </table:table-cell>
          <table:table-cell table:formula="of:=COS([.N33])" office:value-type="float" office:value="-0.906310460533528" calcext:value-type="float">
            <text:p>-0,91</text:p>
          </table:table-cell>
        </table:table-row>
        <table:table-row table:style-name="ro2">
          <table:table-cell table:number-columns-repeated="6"/>
          <table:table-cell office:value-type="float" office:value="160" calcext:value-type="float">
            <text:p>160</text:p>
          </table:table-cell>
          <table:table-cell table:formula="of:=([.G34]/360)*2*3.1416" office:value-type="float" office:value="2.79253333333333" calcext:value-type="float">
            <text:p>2,79</text:p>
          </table:table-cell>
          <table:table-cell office:value-type="float" office:value="160" calcext:value-type="float">
            <text:p>160</text:p>
          </table:table-cell>
          <table:table-cell table:formula="of:=SIN([.H34])" office:value-type="float" office:value="0.342014006991745" calcext:value-type="float">
            <text:p>0,3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([.M34]/360)*2*3.1416" office:value-type="float" office:value="2.79253333333333" calcext:value-type="float">
            <text:p>2,79</text:p>
          </table:table-cell>
          <table:table-cell office:value-type="float" office:value="160" calcext:value-type="float">
            <text:p>160</text:p>
          </table:table-cell>
          <table:table-cell table:formula="of:=COS([.N34])" office:value-type="float" office:value="-0.939694854206114" calcext:value-type="float">
            <text:p>-0,94</text:p>
          </table:table-cell>
        </table:table-row>
        <table:table-row table:style-name="ro2">
          <table:table-cell table:number-columns-repeated="6"/>
          <table:table-cell office:value-type="float" office:value="165" calcext:value-type="float">
            <text:p>165</text:p>
          </table:table-cell>
          <table:table-cell table:formula="of:=([.G35]/360)*2*3.1416" office:value-type="float" office:value="2.8798" calcext:value-type="float">
            <text:p>2,88</text:p>
          </table:table-cell>
          <table:table-cell office:value-type="float" office:value="165" calcext:value-type="float">
            <text:p>165</text:p>
          </table:table-cell>
          <table:table-cell table:formula="of:=SIN([.H35])" office:value-type="float" office:value="0.258812540349915" calcext:value-type="float">
            <text:p>0,26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([.M35]/360)*2*3.1416" office:value-type="float" office:value="2.8798" calcext:value-type="float">
            <text:p>2,88</text:p>
          </table:table-cell>
          <table:table-cell office:value-type="float" office:value="165" calcext:value-type="float">
            <text:p>165</text:p>
          </table:table-cell>
          <table:table-cell table:formula="of:=COS([.N35])" office:value-type="float" office:value="-0.965927569208801" calcext:value-type="float">
            <text:p>-0,97</text:p>
          </table:table-cell>
        </table:table-row>
        <table:table-row table:style-name="ro2">
          <table:table-cell table:number-columns-repeated="6"/>
          <table:table-cell office:value-type="float" office:value="170" calcext:value-type="float">
            <text:p>170</text:p>
          </table:table-cell>
          <table:table-cell table:formula="of:=([.G36]/360)*2*3.1416" office:value-type="float" office:value="2.96706666666667" calcext:value-type="float">
            <text:p>2,97</text:p>
          </table:table-cell>
          <table:table-cell office:value-type="float" office:value="170" calcext:value-type="float">
            <text:p>170</text:p>
          </table:table-cell>
          <table:table-cell table:formula="of:=SIN([.H36])" office:value-type="float" office:value="0.173641344794452" calcext:value-type="float">
            <text:p>0,17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([.M36]/360)*2*3.1416" office:value-type="float" office:value="2.96706666666667" calcext:value-type="float">
            <text:p>2,97</text:p>
          </table:table-cell>
          <table:table-cell office:value-type="float" office:value="170" calcext:value-type="float">
            <text:p>170</text:p>
          </table:table-cell>
          <table:table-cell table:formula="of:=COS([.N36])" office:value-type="float" office:value="-0.984808957807541" calcext:value-type="float">
            <text:p>-0,98</text:p>
          </table:table-cell>
        </table:table-row>
        <table:table-row table:style-name="ro2">
          <table:table-cell table:number-columns-repeated="6"/>
          <table:table-cell office:value-type="float" office:value="175" calcext:value-type="float">
            <text:p>175</text:p>
          </table:table-cell>
          <table:table-cell table:formula="of:=([.G37]/360)*2*3.1416" office:value-type="float" office:value="3.05433333333333" calcext:value-type="float">
            <text:p>3,05</text:p>
          </table:table-cell>
          <table:table-cell office:value-type="float" office:value="175" calcext:value-type="float">
            <text:p>175</text:p>
          </table:table-cell>
          <table:table-cell table:formula="of:=SIN([.H37])" office:value-type="float" office:value="0.0871486275809512" calcext:value-type="float">
            <text:p>0,09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([.M37]/360)*2*3.1416" office:value-type="float" office:value="3.05433333333333" calcext:value-type="float">
            <text:p>3,05</text:p>
          </table:table-cell>
          <table:table-cell office:value-type="float" office:value="175" calcext:value-type="float">
            <text:p>175</text:p>
          </table:table-cell>
          <table:table-cell table:formula="of:=COS([.N37])" office:value-type="float" office:value="-0.996195320562567" calcext:value-type="float">
            <text:p>-1,00</text:p>
          </table:table-cell>
        </table:table-row>
        <table:table-row table:style-name="ro2">
          <table:table-cell table:number-columns-repeated="6"/>
          <table:table-cell office:value-type="float" office:value="180" calcext:value-type="float">
            <text:p>180</text:p>
          </table:table-cell>
          <table:table-cell table:formula="of:=([.G38]/360)*2*3.1416" office:value-type="float" office:value="3.1416" calcext:value-type="float">
            <text:p>3,14</text:p>
          </table:table-cell>
          <table:table-cell office:value-type="float" office:value="180" calcext:value-type="float">
            <text:p>180</text:p>
          </table:table-cell>
          <table:table-cell table:formula="of:=SIN([.H38])" office:value-type="float" office:value="-0.00000734641020664359" calcext:value-type="float">
            <text:p>0,0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([.M38]/360)*2*3.1416" office:value-type="float" office:value="3.1416" calcext:value-type="float">
            <text:p>3,14</text:p>
          </table:table-cell>
          <table:table-cell office:value-type="float" office:value="180" calcext:value-type="float">
            <text:p>180</text:p>
          </table:table-cell>
          <table:table-cell table:formula="of:=COS([.N38])" office:value-type="float" office:value="-0.999999999973015" calcext:value-type="float">
            <text:p>-1,00</text:p>
          </table:table-cell>
        </table:table-row>
        <table:table-row table:style-name="ro2">
          <table:table-cell table:number-columns-repeated="6"/>
          <table:table-cell office:value-type="float" office:value="185" calcext:value-type="float">
            <text:p>185</text:p>
          </table:table-cell>
          <table:table-cell table:formula="of:=([.G39]/360)*2*3.1416" office:value-type="float" office:value="3.22886666666667" calcext:value-type="float">
            <text:p>3,23</text:p>
          </table:table-cell>
          <table:table-cell office:value-type="float" office:value="185" calcext:value-type="float">
            <text:p>185</text:p>
          </table:table-cell>
          <table:table-cell table:formula="of:=SIN([.H39])" office:value-type="float" office:value="-0.0871632644904852" calcext:value-type="float">
            <text:p>-0,09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([.M39]/360)*2*3.1416" office:value-type="float" office:value="3.22886666666667" calcext:value-type="float">
            <text:p>3,23</text:p>
          </table:table-cell>
          <table:table-cell office:value-type="float" office:value="185" calcext:value-type="float">
            <text:p>185</text:p>
          </table:table-cell>
          <table:table-cell table:formula="of:=COS([.N39])" office:value-type="float" office:value="-0.996194039995904" calcext:value-type="float">
            <text:p>-1,00</text:p>
          </table:table-cell>
        </table:table-row>
        <table:table-row table:style-name="ro2">
          <table:table-cell table:number-columns-repeated="6"/>
          <table:table-cell office:value-type="float" office:value="190" calcext:value-type="float">
            <text:p>190</text:p>
          </table:table-cell>
          <table:table-cell table:formula="of:=([.G40]/360)*2*3.1416" office:value-type="float" office:value="3.31613333333333" calcext:value-type="float">
            <text:p>3,32</text:p>
          </table:table-cell>
          <table:table-cell office:value-type="float" office:value="190" calcext:value-type="float">
            <text:p>190</text:p>
          </table:table-cell>
          <table:table-cell table:formula="of:=SIN([.H40])" office:value-type="float" office:value="-0.173655814396867" calcext:value-type="float">
            <text:p>-0,17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([.M40]/360)*2*3.1416" office:value-type="float" office:value="3.31613333333333" calcext:value-type="float">
            <text:p>3,32</text:p>
          </table:table-cell>
          <table:table-cell office:value-type="float" office:value="190" calcext:value-type="float">
            <text:p>190</text:p>
          </table:table-cell>
          <table:table-cell table:formula="of:=COS([.N40])" office:value-type="float" office:value="-0.984806406420146" calcext:value-type="float">
            <text:p>-0,98</text:p>
          </table:table-cell>
        </table:table-row>
        <table:table-row table:style-name="ro2">
          <table:table-cell table:number-columns-repeated="6"/>
          <table:table-cell office:value-type="float" office:value="195" calcext:value-type="float">
            <text:p>195</text:p>
          </table:table-cell>
          <table:table-cell table:formula="of:=([.G41]/360)*2*3.1416" office:value-type="float" office:value="3.4034" calcext:value-type="float">
            <text:p>3,40</text:p>
          </table:table-cell>
          <table:table-cell office:value-type="float" office:value="195" calcext:value-type="float">
            <text:p>195</text:p>
          </table:table-cell>
          <table:table-cell table:formula="of:=SIN([.H41])" office:value-type="float" office:value="-0.258826732522285" calcext:value-type="float">
            <text:p>-0,2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([.M41]/360)*2*3.1416" office:value-type="float" office:value="3.4034" calcext:value-type="float">
            <text:p>3,40</text:p>
          </table:table-cell>
          <table:table-cell office:value-type="float" office:value="195" calcext:value-type="float">
            <text:p>195</text:p>
          </table:table-cell>
          <table:table-cell table:formula="of:=COS([.N41])" office:value-type="float" office:value="-0.965923766418364" calcext:value-type="float">
            <text:p>-0,97</text:p>
          </table:table-cell>
        </table:table-row>
        <table:table-row table:style-name="ro2">
          <table:table-cell table:number-columns-repeated="6"/>
          <table:table-cell office:value-type="float" office:value="200" calcext:value-type="float">
            <text:p>200</text:p>
          </table:table-cell>
          <table:table-cell table:formula="of:=([.G42]/360)*2*3.1416" office:value-type="float" office:value="3.49066666666667" calcext:value-type="float">
            <text:p>3,49</text:p>
          </table:table-cell>
          <table:table-cell office:value-type="float" office:value="200" calcext:value-type="float">
            <text:p>200</text:p>
          </table:table-cell>
          <table:table-cell table:formula="of:=SIN([.H42])" office:value-type="float" office:value="-0.342027813722564" calcext:value-type="float">
            <text:p>-0,34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([.M42]/360)*2*3.1416" office:value-type="float" office:value="3.49066666666667" calcext:value-type="float">
            <text:p>3,49</text:p>
          </table:table-cell>
          <table:table-cell office:value-type="float" office:value="200" calcext:value-type="float">
            <text:p>200</text:p>
          </table:table-cell>
          <table:table-cell table:formula="of:=COS([.N42])" office:value-type="float" office:value="-0.939689828954301" calcext:value-type="float">
            <text:p>-0,94</text:p>
          </table:table-cell>
        </table:table-row>
        <table:table-row table:style-name="ro2">
          <table:table-cell table:number-columns-repeated="6"/>
          <table:table-cell office:value-type="float" office:value="205" calcext:value-type="float">
            <text:p>205</text:p>
          </table:table-cell>
          <table:table-cell table:formula="of:=([.G43]/360)*2*3.1416" office:value-type="float" office:value="3.57793333333333" calcext:value-type="float">
            <text:p>3,58</text:p>
          </table:table-cell>
          <table:table-cell office:value-type="float" office:value="205" calcext:value-type="float">
            <text:p>205</text:p>
          </table:table-cell>
          <table:table-cell table:formula="of:=SIN([.H43])" office:value-type="float" office:value="-0.422625844572014" calcext:value-type="float">
            <text:p>-0,42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([.M43]/360)*2*3.1416" office:value-type="float" office:value="3.57793333333333" calcext:value-type="float">
            <text:p>3,58</text:p>
          </table:table-cell>
          <table:table-cell office:value-type="float" office:value="205" calcext:value-type="float">
            <text:p>205</text:p>
          </table:table-cell>
          <table:table-cell table:formula="of:=COS([.N43])" office:value-type="float" office:value="-0.906304251065718" calcext:value-type="float">
            <text:p>-0,91</text:p>
          </table:table-cell>
        </table:table-row>
        <table:table-row table:style-name="ro2">
          <table:table-cell table:number-columns-repeated="6"/>
          <table:table-cell office:value-type="float" office:value="210" calcext:value-type="float">
            <text:p>210</text:p>
          </table:table-cell>
          <table:table-cell table:formula="of:=([.G44]/360)*2*3.1416" office:value-type="float" office:value="3.6652" calcext:value-type="float">
            <text:p>3,67</text:p>
          </table:table-cell>
          <table:table-cell office:value-type="float" office:value="210" calcext:value-type="float">
            <text:p>210</text:p>
          </table:table-cell>
          <table:table-cell table:formula="of:=SIN([.H44])" office:value-type="float" office:value="-0.500007422522479" calcext:value-type="float">
            <text:p>-0,50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([.M44]/360)*2*3.1416" office:value-type="float" office:value="3.6652" calcext:value-type="float">
            <text:p>3,67</text:p>
          </table:table-cell>
          <table:table-cell office:value-type="float" office:value="210" calcext:value-type="float">
            <text:p>210</text:p>
          </table:table-cell>
          <table:table-cell table:formula="of:=COS([.N44])" office:value-type="float" office:value="-0.866021118346676" calcext:value-type="float">
            <text:p>-0,87</text:p>
          </table:table-cell>
        </table:table-row>
        <table:table-row table:style-name="ro2">
          <table:table-cell table:number-columns-repeated="6"/>
          <table:table-cell office:value-type="float" office:value="215" calcext:value-type="float">
            <text:p>215</text:p>
          </table:table-cell>
          <table:table-cell table:formula="of:=([.G45]/360)*2*3.1416" office:value-type="float" office:value="3.75246666666667" calcext:value-type="float">
            <text:p>3,75</text:p>
          </table:table-cell>
          <table:table-cell office:value-type="float" office:value="215" calcext:value-type="float">
            <text:p>215</text:p>
          </table:table-cell>
          <table:table-cell table:formula="of:=SIN([.H45])" office:value-type="float" office:value="-0.573583624288919" calcext:value-type="float">
            <text:p>-0,57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([.M45]/360)*2*3.1416" office:value-type="float" office:value="3.75246666666667" calcext:value-type="float">
            <text:p>3,75</text:p>
          </table:table-cell>
          <table:table-cell office:value-type="float" office:value="215" calcext:value-type="float">
            <text:p>215</text:p>
          </table:table-cell>
          <table:table-cell table:formula="of:=COS([.N45])" office:value-type="float" office:value="-0.81914701119371" calcext:value-type="float">
            <text:p>-0,82</text:p>
          </table:table-cell>
        </table:table-row>
        <table:table-row table:style-name="ro2">
          <table:table-cell table:number-columns-repeated="6"/>
          <table:table-cell office:value-type="float" office:value="220" calcext:value-type="float">
            <text:p>220</text:p>
          </table:table-cell>
          <table:table-cell table:formula="of:=([.G46]/360)*2*3.1416" office:value-type="float" office:value="3.83973333333333" calcext:value-type="float">
            <text:p>3,84</text:p>
          </table:table-cell>
          <table:table-cell office:value-type="float" office:value="220" calcext:value-type="float">
            <text:p>220</text:p>
          </table:table-cell>
          <table:table-cell table:formula="of:=SIN([.H46])" office:value-type="float" office:value="-0.64279448793217" calcext:value-type="float">
            <text:p>-0,6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([.M46]/360)*2*3.1416" office:value-type="float" office:value="3.83973333333333" calcext:value-type="float">
            <text:p>3,84</text:p>
          </table:table-cell>
          <table:table-cell office:value-type="float" office:value="220" calcext:value-type="float">
            <text:p>220</text:p>
          </table:table-cell>
          <table:table-cell table:formula="of:=COS([.N46])" office:value-type="float" office:value="-0.766038671532984" calcext:value-type="float">
            <text:p>-0,77</text:p>
          </table:table-cell>
        </table:table-row>
        <table:table-row table:style-name="ro2">
          <table:table-cell table:number-columns-repeated="6"/>
          <table:table-cell office:value-type="float" office:value="225" calcext:value-type="float">
            <text:p>225</text:p>
          </table:table-cell>
          <table:table-cell table:formula="of:=([.G47]/360)*2*3.1416" office:value-type="float" office:value="3.927" calcext:value-type="float">
            <text:p>3,93</text:p>
          </table:table-cell>
          <table:table-cell office:value-type="float" office:value="225" calcext:value-type="float">
            <text:p>225</text:p>
          </table:table-cell>
          <table:table-cell table:formula="of:=SIN([.H47])" office:value-type="float" office:value="-0.707113274527326" calcext:value-type="float">
            <text:p>-0,7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([.M47]/360)*2*3.1416" office:value-type="float" office:value="3.927" calcext:value-type="float">
            <text:p>3,93</text:p>
          </table:table-cell>
          <table:table-cell office:value-type="float" office:value="225" calcext:value-type="float">
            <text:p>225</text:p>
          </table:table-cell>
          <table:table-cell table:formula="of:=COS([.N47])" office:value-type="float" office:value="-0.70710028778614" calcext:value-type="float">
            <text:p>-0,71</text:p>
          </table:table-cell>
        </table:table-row>
        <table:table-row table:style-name="ro2">
          <table:table-cell table:number-columns-repeated="6"/>
          <table:table-cell office:value-type="float" office:value="230" calcext:value-type="float">
            <text:p>230</text:p>
          </table:table-cell>
          <table:table-cell table:formula="of:=([.G48]/360)*2*3.1416" office:value-type="float" office:value="4.01426666666667" calcext:value-type="float">
            <text:p>4,01</text:p>
          </table:table-cell>
          <table:table-cell office:value-type="float" office:value="230" calcext:value-type="float">
            <text:p>230</text:p>
          </table:table-cell>
          <table:table-cell table:formula="of:=SIN([.H48])" office:value-type="float" office:value="-0.766050476983754" calcext:value-type="float">
            <text:p>-0,77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([.M48]/360)*2*3.1416" office:value-type="float" office:value="4.01426666666667" calcext:value-type="float">
            <text:p>4,01</text:p>
          </table:table-cell>
          <table:table-cell office:value-type="float" office:value="230" calcext:value-type="float">
            <text:p>230</text:p>
          </table:table-cell>
          <table:table-cell table:formula="of:=COS([.N48])" office:value-type="float" office:value="-0.642780418737972" calcext:value-type="float">
            <text:p>-0,64</text:p>
          </table:table-cell>
        </table:table-row>
        <table:table-row table:style-name="ro2">
          <table:table-cell table:number-columns-repeated="6"/>
          <table:table-cell office:value-type="float" office:value="235" calcext:value-type="float">
            <text:p>235</text:p>
          </table:table-cell>
          <table:table-cell table:formula="of:=([.G49]/360)*2*3.1416" office:value-type="float" office:value="4.10153333333333" calcext:value-type="float">
            <text:p>4,10</text:p>
          </table:table-cell>
          <table:table-cell office:value-type="float" office:value="235" calcext:value-type="float">
            <text:p>235</text:p>
          </table:table-cell>
          <table:table-cell table:formula="of:=SIN([.H49])" office:value-type="float" office:value="-0.819157545507036" calcext:value-type="float">
            <text:p>-0,8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([.M49]/360)*2*3.1416" office:value-type="float" office:value="4.10153333333333" calcext:value-type="float">
            <text:p>4,10</text:p>
          </table:table-cell>
          <table:table-cell office:value-type="float" office:value="235" calcext:value-type="float">
            <text:p>235</text:p>
          </table:table-cell>
          <table:table-cell table:formula="of:=COS([.N49])" office:value-type="float" office:value="-0.573568579717272" calcext:value-type="float">
            <text:p>-0,57</text:p>
          </table:table-cell>
        </table:table-row>
        <table:table-row table:style-name="ro2">
          <table:table-cell table:number-columns-repeated="6"/>
          <table:table-cell office:value-type="float" office:value="240" calcext:value-type="float">
            <text:p>240</text:p>
          </table:table-cell>
          <table:table-cell table:formula="of:=([.G50]/360)*2*3.1416" office:value-type="float" office:value="4.1888" calcext:value-type="float">
            <text:p>4,19</text:p>
          </table:table-cell>
          <table:table-cell office:value-type="float" office:value="240" calcext:value-type="float">
            <text:p>240</text:p>
          </table:table-cell>
          <table:table-cell table:formula="of:=SIN([.H50])" office:value-type="float" office:value="-0.866030301349697" calcext:value-type="float">
            <text:p>-0,87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([.M50]/360)*2*3.1416" office:value-type="float" office:value="4.1888" calcext:value-type="float">
            <text:p>4,19</text:p>
          </table:table-cell>
          <table:table-cell office:value-type="float" office:value="240" calcext:value-type="float">
            <text:p>240</text:p>
          </table:table-cell>
          <table:table-cell table:formula="of:=COS([.N50])" office:value-type="float" office:value="-0.499991517072193" calcext:value-type="float">
            <text:p>-0,50</text:p>
          </table:table-cell>
        </table:table-row>
        <table:table-row table:style-name="ro2">
          <table:table-cell table:number-columns-repeated="6"/>
          <table:table-cell office:value-type="float" office:value="245" calcext:value-type="float">
            <text:p>245</text:p>
          </table:table-cell>
          <table:table-cell table:formula="of:=([.G51]/360)*2*3.1416" office:value-type="float" office:value="4.27606666666667" calcext:value-type="float">
            <text:p>4,28</text:p>
          </table:table-cell>
          <table:table-cell office:value-type="float" office:value="245" calcext:value-type="float">
            <text:p>245</text:p>
          </table:table-cell>
          <table:table-cell table:formula="of:=SIN([.H51])" office:value-type="float" office:value="-0.90631201286991" calcext:value-type="float">
            <text:p>-0,91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([.M51]/360)*2*3.1416" office:value-type="float" office:value="4.27606666666667" calcext:value-type="float">
            <text:p>4,28</text:p>
          </table:table-cell>
          <table:table-cell office:value-type="float" office:value="245" calcext:value-type="float">
            <text:p>245</text:p>
          </table:table-cell>
          <table:table-cell table:formula="of:=COS([.N51])" office:value-type="float" office:value="-0.422609199293736" calcext:value-type="float">
            <text:p>-0,42</text:p>
          </table:table-cell>
        </table:table-row>
        <table:table-row table:style-name="ro2">
          <table:table-cell table:number-columns-repeated="6"/>
          <table:table-cell office:value-type="float" office:value="250" calcext:value-type="float">
            <text:p>250</text:p>
          </table:table-cell>
          <table:table-cell table:formula="of:=([.G52]/360)*2*3.1416" office:value-type="float" office:value="4.36333333333333" calcext:value-type="float">
            <text:p>4,36</text:p>
          </table:table-cell>
          <table:table-cell office:value-type="float" office:value="250" calcext:value-type="float">
            <text:p>250</text:p>
          </table:table-cell>
          <table:table-cell table:formula="of:=SIN([.H52])" office:value-type="float" office:value="-0.939696110487371" calcext:value-type="float">
            <text:p>-0,9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([.M52]/360)*2*3.1416" office:value-type="float" office:value="4.36333333333333" calcext:value-type="float">
            <text:p>4,36</text:p>
          </table:table-cell>
          <table:table-cell office:value-type="float" office:value="250" calcext:value-type="float">
            <text:p>250</text:p>
          </table:table-cell>
          <table:table-cell table:formula="of:=COS([.N52])" office:value-type="float" office:value="-0.342010555297503" calcext:value-type="float">
            <text:p>-0,34</text:p>
          </table:table-cell>
        </table:table-row>
        <table:table-row table:style-name="ro2">
          <table:table-cell table:number-columns-repeated="6"/>
          <table:table-cell office:value-type="float" office:value="255" calcext:value-type="float">
            <text:p>255</text:p>
          </table:table-cell>
          <table:table-cell table:formula="of:=([.G53]/360)*2*3.1416" office:value-type="float" office:value="4.4506" calcext:value-type="float">
            <text:p>4,45</text:p>
          </table:table-cell>
          <table:table-cell office:value-type="float" office:value="255" calcext:value-type="float">
            <text:p>255</text:p>
          </table:table-cell>
          <table:table-cell table:formula="of:=SIN([.H53])" office:value-type="float" office:value="-0.965928519873829" calcext:value-type="float">
            <text:p>-0,97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([.M53]/360)*2*3.1416" office:value-type="float" office:value="4.4506" calcext:value-type="float">
            <text:p>4,45</text:p>
          </table:table-cell>
          <table:table-cell office:value-type="float" office:value="255" calcext:value-type="float">
            <text:p>255</text:p>
          </table:table-cell>
          <table:table-cell table:formula="of:=COS([.N53])" office:value-type="float" office:value="-0.258808992298092" calcext:value-type="float">
            <text:p>-0,26</text:p>
          </table:table-cell>
        </table:table-row>
        <table:table-row table:style-name="ro2">
          <table:table-cell table:number-columns-repeated="6"/>
          <table:table-cell office:value-type="float" office:value="260" calcext:value-type="float">
            <text:p>260</text:p>
          </table:table-cell>
          <table:table-cell table:formula="of:=([.G54]/360)*2*3.1416" office:value-type="float" office:value="4.53786666666667" calcext:value-type="float">
            <text:p>4,54</text:p>
          </table:table-cell>
          <table:table-cell office:value-type="float" office:value="260" calcext:value-type="float">
            <text:p>260</text:p>
          </table:table-cell>
          <table:table-cell table:formula="of:=SIN([.H54])" office:value-type="float" office:value="-0.984809595621171" calcext:value-type="float">
            <text:p>-0,9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formula="of:=([.M54]/360)*2*3.1416" office:value-type="float" office:value="4.53786666666667" calcext:value-type="float">
            <text:p>4,54</text:p>
          </table:table-cell>
          <table:table-cell office:value-type="float" office:value="260" calcext:value-type="float">
            <text:p>260</text:p>
          </table:table-cell>
          <table:table-cell table:formula="of:=COS([.N54])" office:value-type="float" office:value="-0.17363772738799" calcext:value-type="float">
            <text:p>-0,17</text:p>
          </table:table-cell>
        </table:table-row>
        <table:table-row table:style-name="ro2">
          <table:table-cell table:number-columns-repeated="6"/>
          <table:table-cell office:value-type="float" office:value="265" calcext:value-type="float">
            <text:p>265</text:p>
          </table:table-cell>
          <table:table-cell table:formula="of:=([.G55]/360)*2*3.1416" office:value-type="float" office:value="4.62513333333333" calcext:value-type="float">
            <text:p>4,63</text:p>
          </table:table-cell>
          <table:table-cell office:value-type="float" office:value="265" calcext:value-type="float">
            <text:p>265</text:p>
          </table:table-cell>
          <table:table-cell table:formula="of:=SIN([.H55])" office:value-type="float" office:value="-0.996195640670631" calcext:value-type="float">
            <text:p>-1,00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formula="of:=([.M55]/360)*2*3.1416" office:value-type="float" office:value="4.62513333333333" calcext:value-type="float">
            <text:p>4,63</text:p>
          </table:table-cell>
          <table:table-cell office:value-type="float" office:value="265" calcext:value-type="float">
            <text:p>265</text:p>
          </table:table-cell>
          <table:table-cell table:formula="of:=COS([.N55])" office:value-type="float" office:value="-0.0871449683506277" calcext:value-type="float">
            <text:p>-0,09</text:p>
          </table:table-cell>
        </table:table-row>
        <table:table-row table:style-name="ro2">
          <table:table-cell table:number-columns-repeated="6"/>
          <table:table-cell office:value-type="float" office:value="270" calcext:value-type="float">
            <text:p>270</text:p>
          </table:table-cell>
          <table:table-cell table:formula="of:=([.G56]/360)*2*3.1416" office:value-type="float" office:value="4.7124" calcext:value-type="float">
            <text:p>4,71</text:p>
          </table:table-cell>
          <table:table-cell office:value-type="float" office:value="270" calcext:value-type="float">
            <text:p>270</text:p>
          </table:table-cell>
          <table:table-cell table:formula="of:=SIN([.H56])" office:value-type="float" office:value="-0.999999999939284" calcext:value-type="float">
            <text:p>-1,00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formula="of:=([.M56]/360)*2*3.1416" office:value-type="float" office:value="4.7124" calcext:value-type="float">
            <text:p>4,71</text:p>
          </table:table-cell>
          <table:table-cell office:value-type="float" office:value="270" calcext:value-type="float">
            <text:p>270</text:p>
          </table:table-cell>
          <table:table-cell table:formula="of:=COS([.N56])" office:value-type="float" office:value="0.0000110196153096194" calcext:value-type="float">
            <text:p>0,00</text:p>
          </table:table-cell>
        </table:table-row>
        <table:table-row table:style-name="ro2">
          <table:table-cell table:number-columns-repeated="6"/>
          <table:table-cell office:value-type="float" office:value="275" calcext:value-type="float">
            <text:p>275</text:p>
          </table:table-cell>
          <table:table-cell table:formula="of:=([.G57]/360)*2*3.1416" office:value-type="float" office:value="4.79966666666667" calcext:value-type="float">
            <text:p>4,80</text:p>
          </table:table-cell>
          <table:table-cell office:value-type="float" office:value="275" calcext:value-type="float">
            <text:p>275</text:p>
          </table:table-cell>
          <table:table-cell table:formula="of:=SIN([.H57])" office:value-type="float" office:value="-0.996193719820636" calcext:value-type="float">
            <text:p>-1,00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table:formula="of:=([.M57]/360)*2*3.1416" office:value-type="float" office:value="4.79966666666667" calcext:value-type="float">
            <text:p>4,80</text:p>
          </table:table-cell>
          <table:table-cell office:value-type="float" office:value="275" calcext:value-type="float">
            <text:p>275</text:p>
          </table:table-cell>
          <table:table-cell table:formula="of:=COS([.N57])" office:value-type="float" office:value="0.0871669237149286" calcext:value-type="float">
            <text:p>0,09</text:p>
          </table:table-cell>
        </table:table-row>
        <table:table-row table:style-name="ro2">
          <table:table-cell table:number-columns-repeated="6"/>
          <table:table-cell office:value-type="float" office:value="280" calcext:value-type="float">
            <text:p>280</text:p>
          </table:table-cell>
          <table:table-cell table:formula="of:=([.G58]/360)*2*3.1416" office:value-type="float" office:value="4.88693333333333" calcext:value-type="float">
            <text:p>4,89</text:p>
          </table:table-cell>
          <table:table-cell office:value-type="float" office:value="280" calcext:value-type="float">
            <text:p>280</text:p>
          </table:table-cell>
          <table:table-cell table:formula="of:=SIN([.H58])" office:value-type="float" office:value="-0.984805768540078" calcext:value-type="float">
            <text:p>-0,9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formula="of:=([.M58]/360)*2*3.1416" office:value-type="float" office:value="4.88693333333333" calcext:value-type="float">
            <text:p>4,89</text:p>
          </table:table-cell>
          <table:table-cell office:value-type="float" office:value="280" calcext:value-type="float">
            <text:p>280</text:p>
          </table:table-cell>
          <table:table-cell table:formula="of:=COS([.N58])" office:value-type="float" office:value="0.173659431791613" calcext:value-type="float">
            <text:p>0,17</text:p>
          </table:table-cell>
        </table:table-row>
        <table:table-row table:style-name="ro2">
          <table:table-cell table:number-columns-repeated="6"/>
          <table:table-cell office:value-type="float" office:value="285" calcext:value-type="float">
            <text:p>285</text:p>
          </table:table-cell>
          <table:table-cell table:formula="of:=([.G59]/360)*2*3.1416" office:value-type="float" office:value="4.9742" calcext:value-type="float">
            <text:p>4,97</text:p>
          </table:table-cell>
          <table:table-cell office:value-type="float" office:value="285" calcext:value-type="float">
            <text:p>285</text:p>
          </table:table-cell>
          <table:table-cell table:formula="of:=SIN([.H59])" office:value-type="float" office:value="-0.965922815688172" calcext:value-type="float">
            <text:p>-0,97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table:formula="of:=([.M59]/360)*2*3.1416" office:value-type="float" office:value="4.9742" calcext:value-type="float">
            <text:p>4,97</text:p>
          </table:table-cell>
          <table:table-cell office:value-type="float" office:value="285" calcext:value-type="float">
            <text:p>285</text:p>
          </table:table-cell>
          <table:table-cell table:formula="of:=COS([.N59])" office:value-type="float" office:value="0.258830280556647" calcext:value-type="float">
            <text:p>0,26</text:p>
          </table:table-cell>
        </table:table-row>
        <table:table-row table:style-name="ro2">
          <table:table-cell table:number-columns-repeated="6"/>
          <table:table-cell office:value-type="float" office:value="290" calcext:value-type="float">
            <text:p>290</text:p>
          </table:table-cell>
          <table:table-cell table:formula="of:=([.G60]/360)*2*3.1416" office:value-type="float" office:value="5.06146666666667" calcext:value-type="float">
            <text:p>5,06</text:p>
          </table:table-cell>
          <table:table-cell office:value-type="float" office:value="290" calcext:value-type="float">
            <text:p>290</text:p>
          </table:table-cell>
          <table:table-cell table:formula="of:=SIN([.H60])" office:value-type="float" office:value="-0.939688572609651" calcext:value-type="float">
            <text:p>-0,94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formula="of:=([.M60]/360)*2*3.1416" office:value-type="float" office:value="5.06146666666667" calcext:value-type="float">
            <text:p>5,06</text:p>
          </table:table-cell>
          <table:table-cell office:value-type="float" office:value="290" calcext:value-type="float">
            <text:p>290</text:p>
          </table:table-cell>
          <table:table-cell table:formula="of:=COS([.N60])" office:value-type="float" office:value="0.342031265393732" calcext:value-type="float">
            <text:p>0,34</text:p>
          </table:table-cell>
        </table:table-row>
        <table:table-row table:style-name="ro2">
          <table:table-cell table:number-columns-repeated="6"/>
          <table:table-cell office:value-type="float" office:value="295" calcext:value-type="float">
            <text:p>295</text:p>
          </table:table-cell>
          <table:table-cell table:formula="of:=([.G61]/360)*2*3.1416" office:value-type="float" office:value="5.14873333333333" calcext:value-type="float">
            <text:p>5,15</text:p>
          </table:table-cell>
          <table:table-cell office:value-type="float" office:value="295" calcext:value-type="float">
            <text:p>295</text:p>
          </table:table-cell>
          <table:table-cell table:formula="of:=SIN([.H61])" office:value-type="float" office:value="-0.906302698668194" calcext:value-type="float">
            <text:p>-0,91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formula="of:=([.M61]/360)*2*3.1416" office:value-type="float" office:value="5.14873333333333" calcext:value-type="float">
            <text:p>5,15</text:p>
          </table:table-cell>
          <table:table-cell office:value-type="float" office:value="295" calcext:value-type="float">
            <text:p>295</text:p>
          </table:table-cell>
          <table:table-cell table:formula="of:=COS([.N61])" office:value-type="float" office:value="0.422629173610564" calcext:value-type="float">
            <text:p>0,42</text:p>
          </table:table-cell>
        </table:table-row>
        <table:table-row table:style-name="ro2">
          <table:table-cell table:number-columns-repeated="6"/>
          <table:table-cell office:value-type="float" office:value="300" calcext:value-type="float">
            <text:p>300</text:p>
          </table:table-cell>
          <table:table-cell table:formula="of:=([.G62]/360)*2*3.1416" office:value-type="float" office:value="5.236" calcext:value-type="float">
            <text:p>5,24</text:p>
          </table:table-cell>
          <table:table-cell office:value-type="float" office:value="300" calcext:value-type="float">
            <text:p>300</text:p>
          </table:table-cell>
          <table:table-cell table:formula="of:=SIN([.H62])" office:value-type="float" office:value="-0.866019281711018" calcext:value-type="float">
            <text:p>-0,87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formula="of:=([.M62]/360)*2*3.1416" office:value-type="float" office:value="5.236" calcext:value-type="float">
            <text:p>5,24</text:p>
          </table:table-cell>
          <table:table-cell office:value-type="float" office:value="300" calcext:value-type="float">
            <text:p>300</text:p>
          </table:table-cell>
          <table:table-cell table:formula="of:=COS([.N62])" office:value-type="float" office:value="0.500010603592297" calcext:value-type="float">
            <text:p>0,50</text:p>
          </table:table-cell>
        </table:table-row>
        <table:table-row table:style-name="ro2">
          <table:table-cell table:number-columns-repeated="6"/>
          <table:table-cell office:value-type="float" office:value="305" calcext:value-type="float">
            <text:p>305</text:p>
          </table:table-cell>
          <table:table-cell table:formula="of:=([.G63]/360)*2*3.1416" office:value-type="float" office:value="5.32326666666667" calcext:value-type="float">
            <text:p>5,32</text:p>
          </table:table-cell>
          <table:table-cell office:value-type="float" office:value="305" calcext:value-type="float">
            <text:p>305</text:p>
          </table:table-cell>
          <table:table-cell table:formula="of:=SIN([.H63])" office:value-type="float" office:value="-0.819144904297888" calcext:value-type="float">
            <text:p>-0,82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table:formula="of:=([.M63]/360)*2*3.1416" office:value-type="float" office:value="5.32326666666667" calcext:value-type="float">
            <text:p>5,32</text:p>
          </table:table-cell>
          <table:table-cell office:value-type="float" office:value="305" calcext:value-type="float">
            <text:p>305</text:p>
          </table:table-cell>
          <table:table-cell table:formula="of:=COS([.N63])" office:value-type="float" office:value="0.573586633180031" calcext:value-type="float">
            <text:p>0,57</text:p>
          </table:table-cell>
        </table:table-row>
        <table:table-row table:style-name="ro2">
          <table:table-cell table:number-columns-repeated="6"/>
          <table:table-cell office:value-type="float" office:value="310" calcext:value-type="float">
            <text:p>310</text:p>
          </table:table-cell>
          <table:table-cell table:formula="of:=([.G64]/360)*2*3.1416" office:value-type="float" office:value="5.41053333333333" calcext:value-type="float">
            <text:p>5,41</text:p>
          </table:table-cell>
          <table:table-cell office:value-type="float" office:value="310" calcext:value-type="float">
            <text:p>310</text:p>
          </table:table-cell>
          <table:table-cell table:formula="of:=SIN([.H64])" office:value-type="float" office:value="-0.766036310411823" calcext:value-type="float">
            <text:p>-0,77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formula="of:=([.M64]/360)*2*3.1416" office:value-type="float" office:value="5.41053333333333" calcext:value-type="float">
            <text:p>5,41</text:p>
          </table:table-cell>
          <table:table-cell office:value-type="float" office:value="310" calcext:value-type="float">
            <text:p>310</text:p>
          </table:table-cell>
          <table:table-cell table:formula="of:=COS([.N64])" office:value-type="float" office:value="0.642797301744991" calcext:value-type="float">
            <text:p>0,64</text:p>
          </table:table-cell>
        </table:table-row>
        <table:table-row table:style-name="ro2">
          <table:table-cell table:number-columns-repeated="6"/>
          <table:table-cell office:value-type="float" office:value="315" calcext:value-type="float">
            <text:p>315</text:p>
          </table:table-cell>
          <table:table-cell table:formula="of:=([.G65]/360)*2*3.1416" office:value-type="float" office:value="5.4978" calcext:value-type="float">
            <text:p>5,50</text:p>
          </table:table-cell>
          <table:table-cell office:value-type="float" office:value="315" calcext:value-type="float">
            <text:p>315</text:p>
          </table:table-cell>
          <table:table-cell table:formula="of:=SIN([.H65])" office:value-type="float" office:value="-0.707097690409281" calcext:value-type="float">
            <text:p>-0,71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table:formula="of:=([.M65]/360)*2*3.1416" office:value-type="float" office:value="5.4978" calcext:value-type="float">
            <text:p>5,50</text:p>
          </table:table-cell>
          <table:table-cell office:value-type="float" office:value="315" calcext:value-type="float">
            <text:p>315</text:p>
          </table:table-cell>
          <table:table-cell table:formula="of:=COS([.N65])" office:value-type="float" office:value="0.707115871846941" calcext:value-type="float">
            <text:p>0,71</text:p>
          </table:table-cell>
        </table:table-row>
        <table:table-row table:style-name="ro2">
          <table:table-cell table:number-columns-repeated="6"/>
          <table:table-cell office:value-type="float" office:value="320" calcext:value-type="float">
            <text:p>320</text:p>
          </table:table-cell>
          <table:table-cell table:formula="of:=([.G66]/360)*2*3.1416" office:value-type="float" office:value="5.58506666666667" calcext:value-type="float">
            <text:p>5,59</text:p>
          </table:table-cell>
          <table:table-cell office:value-type="float" office:value="320" calcext:value-type="float">
            <text:p>320</text:p>
          </table:table-cell>
          <table:table-cell table:formula="of:=SIN([.H66])" office:value-type="float" office:value="-0.642777604873114" calcext:value-type="float">
            <text:p>-0,64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formula="of:=([.M66]/360)*2*3.1416" office:value-type="float" office:value="5.58506666666667" calcext:value-type="float">
            <text:p>5,59</text:p>
          </table:table-cell>
          <table:table-cell office:value-type="float" office:value="320" calcext:value-type="float">
            <text:p>320</text:p>
          </table:table-cell>
          <table:table-cell table:formula="of:=COS([.N66])" office:value-type="float" office:value="0.766052838042901" calcext:value-type="float">
            <text:p>0,77</text:p>
          </table:table-cell>
        </table:table-row>
        <table:table-row table:style-name="ro2">
          <table:table-cell table:number-columns-repeated="6"/>
          <table:table-cell office:value-type="float" office:value="325" calcext:value-type="float">
            <text:p>325</text:p>
          </table:table-cell>
          <table:table-cell table:formula="of:=([.G67]/360)*2*3.1416" office:value-type="float" office:value="5.67233333333333" calcext:value-type="float">
            <text:p>5,67</text:p>
          </table:table-cell>
          <table:table-cell office:value-type="float" office:value="325" calcext:value-type="float">
            <text:p>325</text:p>
          </table:table-cell>
          <table:table-cell table:formula="of:=SIN([.H67])" office:value-type="float" office:value="-0.573565570779726" calcext:value-type="float">
            <text:p>-0,57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table:formula="of:=([.M67]/360)*2*3.1416" office:value-type="float" office:value="5.67233333333333" calcext:value-type="float">
            <text:p>5,67</text:p>
          </table:table-cell>
          <table:table-cell office:value-type="float" office:value="325" calcext:value-type="float">
            <text:p>325</text:p>
          </table:table-cell>
          <table:table-cell table:formula="of:=COS([.N67])" office:value-type="float" office:value="0.819159652336544" calcext:value-type="float">
            <text:p>0,82</text:p>
          </table:table-cell>
        </table:table-row>
        <table:table-row table:style-name="ro2">
          <table:table-cell table:number-columns-repeated="6"/>
          <table:table-cell office:value-type="float" office:value="330" calcext:value-type="float">
            <text:p>330</text:p>
          </table:table-cell>
          <table:table-cell table:formula="of:=([.G68]/360)*2*3.1416" office:value-type="float" office:value="5.7596" calcext:value-type="float">
            <text:p>5,76</text:p>
          </table:table-cell>
          <table:table-cell office:value-type="float" office:value="330" calcext:value-type="float">
            <text:p>330</text:p>
          </table:table-cell>
          <table:table-cell table:formula="of:=SIN([.H68])" office:value-type="float" office:value="-0.499988335961897" calcext:value-type="float">
            <text:p>-0,50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formula="of:=([.M68]/360)*2*3.1416" office:value-type="float" office:value="5.7596" calcext:value-type="float">
            <text:p>5,76</text:p>
          </table:table-cell>
          <table:table-cell office:value-type="float" office:value="330" calcext:value-type="float">
            <text:p>330</text:p>
          </table:table-cell>
          <table:table-cell table:formula="of:=COS([.N68])" office:value-type="float" office:value="0.866032137915247" calcext:value-type="float">
            <text:p>0,87</text:p>
          </table:table-cell>
        </table:table-row>
        <table:table-row table:style-name="ro2">
          <table:table-cell table:number-columns-repeated="6"/>
          <table:table-cell office:value-type="float" office:value="335" calcext:value-type="float">
            <text:p>335</text:p>
          </table:table-cell>
          <table:table-cell table:formula="of:=([.G69]/360)*2*3.1416" office:value-type="float" office:value="5.84686666666667" calcext:value-type="float">
            <text:p>5,85</text:p>
          </table:table-cell>
          <table:table-cell office:value-type="float" office:value="335" calcext:value-type="float">
            <text:p>335</text:p>
          </table:table-cell>
          <table:table-cell table:formula="of:=SIN([.H69])" office:value-type="float" office:value="-0.422605870220974" calcext:value-type="float">
            <text:p>-0,42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formula="of:=([.M69]/360)*2*3.1416" office:value-type="float" office:value="5.84686666666667" calcext:value-type="float">
            <text:p>5,85</text:p>
          </table:table-cell>
          <table:table-cell office:value-type="float" office:value="335" calcext:value-type="float">
            <text:p>335</text:p>
          </table:table-cell>
          <table:table-cell table:formula="of:=COS([.N69])" office:value-type="float" office:value="0.906313565194063" calcext:value-type="float">
            <text:p>0,91</text:p>
          </table:table-cell>
        </table:table-row>
        <table:table-row table:style-name="ro2">
          <table:table-cell table:number-columns-repeated="6"/>
          <table:table-cell office:value-type="float" office:value="340" calcext:value-type="float">
            <text:p>340</text:p>
          </table:table-cell>
          <table:table-cell table:formula="of:=([.G70]/360)*2*3.1416" office:value-type="float" office:value="5.93413333333333" calcext:value-type="float">
            <text:p>5,93</text:p>
          </table:table-cell>
          <table:table-cell office:value-type="float" office:value="340" calcext:value-type="float">
            <text:p>340</text:p>
          </table:table-cell>
          <table:table-cell table:formula="of:=SIN([.H70])" office:value-type="float" office:value="-0.342007103598647" calcext:value-type="float">
            <text:p>-0,3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formula="of:=([.M70]/360)*2*3.1416" office:value-type="float" office:value="5.93413333333333" calcext:value-type="float">
            <text:p>5,93</text:p>
          </table:table-cell>
          <table:table-cell office:value-type="float" office:value="340" calcext:value-type="float">
            <text:p>340</text:p>
          </table:table-cell>
          <table:table-cell table:formula="of:=COS([.N70])" office:value-type="float" office:value="0.939697366755949" calcext:value-type="float">
            <text:p>0,94</text:p>
          </table:table-cell>
        </table:table-row>
        <table:table-row table:style-name="ro2">
          <table:table-cell table:number-columns-repeated="6"/>
          <table:table-cell office:value-type="float" office:value="345" calcext:value-type="float">
            <text:p>345</text:p>
          </table:table-cell>
          <table:table-cell table:formula="of:=([.G71]/360)*2*3.1416" office:value-type="float" office:value="6.0214" calcext:value-type="float">
            <text:p>6,02</text:p>
          </table:table-cell>
          <table:table-cell office:value-type="float" office:value="345" calcext:value-type="float">
            <text:p>345</text:p>
          </table:table-cell>
          <table:table-cell table:formula="of:=SIN([.H71])" office:value-type="float" office:value="-0.258805444242778" calcext:value-type="float">
            <text:p>-0,26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table:formula="of:=([.M71]/360)*2*3.1416" office:value-type="float" office:value="6.0214" calcext:value-type="float">
            <text:p>6,02</text:p>
          </table:table-cell>
          <table:table-cell office:value-type="float" office:value="345" calcext:value-type="float">
            <text:p>345</text:p>
          </table:table-cell>
          <table:table-cell table:formula="of:=COS([.N71])" office:value-type="float" office:value="0.965929470525824" calcext:value-type="float">
            <text:p>0,97</text:p>
          </table:table-cell>
        </table:table-row>
        <table:table-row table:style-name="ro2">
          <table:table-cell table:number-columns-repeated="6"/>
          <table:table-cell office:value-type="float" office:value="350" calcext:value-type="float">
            <text:p>350</text:p>
          </table:table-cell>
          <table:table-cell table:formula="of:=([.G72]/360)*2*3.1416" office:value-type="float" office:value="6.10866666666667" calcext:value-type="float">
            <text:p>6,11</text:p>
          </table:table-cell>
          <table:table-cell office:value-type="float" office:value="350" calcext:value-type="float">
            <text:p>350</text:p>
          </table:table-cell>
          <table:table-cell table:formula="of:=SIN([.H72])" office:value-type="float" office:value="-0.173634109979187" calcext:value-type="float">
            <text:p>-0,17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formula="of:=([.M72]/360)*2*3.1416" office:value-type="float" office:value="6.10866666666667" calcext:value-type="float">
            <text:p>6,11</text:p>
          </table:table-cell>
          <table:table-cell office:value-type="float" office:value="350" calcext:value-type="float">
            <text:p>350</text:p>
          </table:table-cell>
          <table:table-cell table:formula="of:=COS([.N72])" office:value-type="float" office:value="0.984810233421513" calcext:value-type="float">
            <text:p>0,98</text:p>
          </table:table-cell>
        </table:table-row>
        <table:table-row table:style-name="ro2">
          <table:table-cell table:number-columns-repeated="6"/>
          <table:table-cell office:value-type="float" office:value="355" calcext:value-type="float">
            <text:p>355</text:p>
          </table:table-cell>
          <table:table-cell table:formula="of:=([.G73]/360)*2*3.1416" office:value-type="float" office:value="6.19593333333333" calcext:value-type="float">
            <text:p>6,20</text:p>
          </table:table-cell>
          <table:table-cell office:value-type="float" office:value="355" calcext:value-type="float">
            <text:p>355</text:p>
          </table:table-cell>
          <table:table-cell table:formula="of:=SIN([.H73])" office:value-type="float" office:value="-0.0871413091191283" calcext:value-type="float">
            <text:p>-0,09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table:formula="of:=([.M73]/360)*2*3.1416" office:value-type="float" office:value="6.19593333333333" calcext:value-type="float">
            <text:p>6,20</text:p>
          </table:table-cell>
          <table:table-cell office:value-type="float" office:value="355" calcext:value-type="float">
            <text:p>355</text:p>
          </table:table-cell>
          <table:table-cell table:formula="of:=COS([.N73])" office:value-type="float" office:value="0.996195960765252" calcext:value-type="float">
            <text:p>1,00</text:p>
          </table:table-cell>
        </table:table-row>
        <table:table-row table:style-name="ro2">
          <table:table-cell table:number-columns-repeated="6"/>
          <table:table-cell office:value-type="float" office:value="360" calcext:value-type="float">
            <text:p>360</text:p>
          </table:table-cell>
          <table:table-cell table:formula="of:=([.G74]/360)*2*3.1416" office:value-type="float" office:value="6.2832" calcext:value-type="float">
            <text:p>6,28</text:p>
          </table:table-cell>
          <table:table-cell office:value-type="float" office:value="360" calcext:value-type="float">
            <text:p>360</text:p>
          </table:table-cell>
          <table:table-cell table:formula="of:=SIN([.H74])" office:value-type="float" office:value="0.0000146928204128907" calcext:value-type="float">
            <text:p>0,0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([.M74]/360)*2*3.1416" office:value-type="float" office:value="6.2832" calcext:value-type="float">
            <text:p>6,28</text:p>
          </table:table-cell>
          <table:table-cell office:value-type="float" office:value="360" calcext:value-type="float">
            <text:p>360</text:p>
          </table:table-cell>
          <table:table-cell table:formula="of:=COS([.N74])" office:value-type="float" office:value="0.999999999892061" calcext:value-type="float">
            <text:p>1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03T06:35:54.862716754</meta:creation-date>
    <dc:date>2023-11-03T07:12:49.837944187</dc:date>
    <meta:editing-duration>PT34M26S</meta:editing-duration>
    <meta:editing-cycles>2</meta:editing-cycles>
    <meta:generator>LibreOffice/4.2.8.2$Linux_x86 LibreOffice_project/420m0$Build-2</meta:generator>
    <meta:document-statistic meta:table-count="1" meta:cell-count="6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4.201cm" style:legend-expansion="high" chart:style-name="ch2"/>
        <chart:plot-area chart:style-name="ch3" table:cell-range-address="Sheet1.I1:Sheet1.J74" chart:data-source-has-labels="both" svg:x="0.32cm" svg:y="0.18cm" svg:width="13.249cm" svg:height="8.64cm">
          <chartooo:coordinate-region svg:x="1.338cm" svg:y="0.379cm" svg:width="12.09cm" svg:height="8.242cm"/>
          <chart:axis chart:dimension="x" chart:name="primary-x" chart:style-name="ch4" chartooo:axis-type="auto">
            <chartooo:date-scale/>
            <chart:categories table:cell-range-address="Sheet1.I2:Sheet1.I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J74" chart:label-cell-address="Sheet1.J1:Sheet1.J1" chart:class="chart:line">
            <chart:data-point chart:repeated="7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α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I2:Sheet1.I74</svg:desc>
                </draw:g>
              </table:table-cell>
              <table:table-cell office:value-type="float" office:value="0">
                <text:p>0</text:p>
                <draw:g>
                  <svg:desc>Sheet1.J2:Sheet1.J7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71559460380702">
                <text:p>0.08715594603807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73648579600345">
                <text:p>0.17364857960034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258819636443085">
                <text:p>0.2588196364430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42020910366384">
                <text:p>0.34202091036638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42261918647781">
                <text:p>0.422619186477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00001060362603">
                <text:p>0.50000106036260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573577606483477">
                <text:p>0.57357760648347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42788860280508">
                <text:p>0.64278886028050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707108079859474">
                <text:p>0.7071080798594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6045754834454">
                <text:p>0.76604575483445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819153331814863">
                <text:p>0.8191533318148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66026628183543">
                <text:p>0.86602662818354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906308908184918">
                <text:p>0.90630890818491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39693597912179">
                <text:p>0.93969359791217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965926618530741">
                <text:p>0.9659266185307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84808319980623">
                <text:p>0.98480831998062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996195000441063">
                <text:p>0.9961950004410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99999999993254">
                <text:p>0.99999999999325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996194360157732">
                <text:p>0.9961943601577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84807044286925">
                <text:p>0.98480704428692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965924717135522">
                <text:p>0.96592471713552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939691085286272">
                <text:p>0.93969108528627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906305803451013">
                <text:p>0.9063058034510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86602295497065">
                <text:p>0.8660229549706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81914911807848">
                <text:p>0.819149118078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6604103264381">
                <text:p>0.7660410326438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707102885153459">
                <text:p>0.70710288515345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42783232594156">
                <text:p>0.64278323259415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573571588647079">
                <text:p>0.57357158864707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499994698175742">
                <text:p>0.49999469817574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422612528360796">
                <text:p>0.42261252836079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42014006991745">
                <text:p>0.342014006991745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258812540349915">
                <text:p>0.25881254034991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73641344794452">
                <text:p>0.17364134479445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.0871486275809512">
                <text:p>0.087148627580951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0000734641020664359">
                <text:p>-0.0000073464102066435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-0.0871632644904852">
                <text:p>-0.087163264490485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173655814396867">
                <text:p>-0.17365581439686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-0.258826732522285">
                <text:p>-0.25882673252228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0.342027813722564">
                <text:p>-0.34202781372256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422625844572014">
                <text:p>-0.42262584457201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0.500007422522479">
                <text:p>-0.50000742252247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573583624288919">
                <text:p>-0.57358362428891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64279448793217">
                <text:p>-0.64279448793217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707113274527326">
                <text:p>-0.70711327452732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766050476983754">
                <text:p>-0.766050476983754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819157545507036">
                <text:p>-0.81915754550703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0.866030301349697">
                <text:p>-0.86603030134969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-0.90631201286991">
                <text:p>-0.9063120128699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0.939696110487371">
                <text:p>-0.939696110487371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-0.965928519873829">
                <text:p>-0.96592851987382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0.984809595621171">
                <text:p>-0.984809595621171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-0.996195640670631">
                <text:p>-0.99619564067063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0.999999999939284">
                <text:p>-0.99999999993928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996193719820636">
                <text:p>-0.99619371982063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984805768540078">
                <text:p>-0.984805768540078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965922815688172">
                <text:p>-0.96592281568817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939688572609651">
                <text:p>-0.93968857260965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906302698668194">
                <text:p>-0.90630269866819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0.866019281711018">
                <text:p>-0.866019281711018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-0.819144904297888">
                <text:p>-0.81914490429788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766036310411823">
                <text:p>-0.766036310411823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707097690409281">
                <text:p>-0.70709769040928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642777604873114">
                <text:p>-0.642777604873114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573565570779726">
                <text:p>-0.57356557077972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0.499988335961897">
                <text:p>-0.49998833596189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-0.422605870220974">
                <text:p>-0.42260587022097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-0.342007103598647">
                <text:p>-0.342007103598647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258805444242778">
                <text:p>-0.2588054442427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173634109979187">
                <text:p>-0.173634109979187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871413091191283">
                <text:p>-0.087141309119128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146928204128907">
                <text:p>0.00001469282041289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83cm" svg:y="4.201cm" style:legend-expansion="high" chart:style-name="ch2"/>
        <chart:plot-area chart:style-name="ch3" table:cell-range-address="Sheet1.O1:Sheet1.P74" chart:data-source-has-labels="both" svg:x="0.32cm" svg:y="0.18cm" svg:width="13.143cm" svg:height="8.64cm">
          <chartooo:coordinate-region svg:x="1.338cm" svg:y="0.379cm" svg:width="11.984cm" svg:height="8.242cm"/>
          <chart:axis chart:dimension="x" chart:name="primary-x" chart:style-name="ch4" chartooo:axis-type="auto">
            <chartooo:date-scale/>
            <chart:categories table:cell-range-address="Sheet1.O2:Sheet1.O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P2:Sheet1.P74" chart:label-cell-address="Sheet1.P1:Sheet1.P1" chart:class="chart:line">
            <chart:data-point chart:repeated="7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 α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O2:Sheet1.O74</svg:desc>
                </draw:g>
              </table:table-cell>
              <table:table-cell office:value-type="float" office:value="1">
                <text:p>1</text:p>
                <draw:g>
                  <svg:desc>Sheet1.P2:Sheet1.P7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96194680306118">
                <text:p>0.9961946803061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84807682140418">
                <text:p>0.98480768214041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965925667839648">
                <text:p>0.9659256678396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39692341605565">
                <text:p>0.93969234160556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906307355824079">
                <text:p>0.9063073558240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66024791582939">
                <text:p>0.86602479158293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819151224952198">
                <text:p>0.8191512249521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660433937443">
                <text:p>0.766043393744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707105482511236">
                <text:p>0.7071054825112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42786046441669">
                <text:p>0.64278604644166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573574597569147">
                <text:p>0.5735745975691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99997879272546">
                <text:p>0.49999787927254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422615857422154">
                <text:p>0.42261585742215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42017458681372">
                <text:p>0.34201745868137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258816088398246">
                <text:p>0.25881608839824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7364496219857">
                <text:p>0.1736449621985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871522868100985">
                <text:p>0.087152286810098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0000367320510334657">
                <text:p>-0.0000036732051033465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-0.0871596052648658">
                <text:p>-0.087159605264865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173652196999778">
                <text:p>-0.17365219699977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258823184484431">
                <text:p>-0.25882318448443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342024362046781">
                <text:p>-0.34202436204678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-0.422622515527763">
                <text:p>-0.4226225155277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500004241445914">
                <text:p>-0.50000424144591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573580615390067">
                <text:p>-0.57358061539006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642791674110675">
                <text:p>-0.64279167411067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70711067719817">
                <text:p>-0.7071106771981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766048115914273">
                <text:p>-0.766048115914273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-0.819155438666476">
                <text:p>-0.81915543866647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866028464772463">
                <text:p>-0.866028464772463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-0.906310460533528">
                <text:p>-0.90631046053352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0.939694854206114">
                <text:p>-0.93969485420611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965927569208801">
                <text:p>-0.96592756920880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984808957807541">
                <text:p>-0.984808957807541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996195320562567">
                <text:p>-0.99619532056256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999999999973015">
                <text:p>-0.99999999997301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-0.996194039995904">
                <text:p>-0.99619403999590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984806406420146">
                <text:p>-0.98480640642014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-0.965923766418364">
                <text:p>-0.96592376641836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0.939689828954301">
                <text:p>-0.939689828954301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906304251065718">
                <text:p>-0.90630425106571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0.866021118346676">
                <text:p>-0.866021118346676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81914701119371">
                <text:p>-0.8191470111937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766038671532984">
                <text:p>-0.766038671532984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70710028778614">
                <text:p>-0.707100287786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642780418737972">
                <text:p>-0.64278041873797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573568579717272">
                <text:p>-0.57356857971727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0.499991517072193">
                <text:p>-0.499991517072193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-0.422609199293736">
                <text:p>-0.42260919929373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0.342010555297503">
                <text:p>-0.34201055529750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-0.258808992298092">
                <text:p>-0.25880899229809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0.17363772738799">
                <text:p>-0.17363772738799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-0.0871449683506277">
                <text:p>-0.087144968350627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0110196153096194">
                <text:p>0.000011019615309619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.0871669237149286">
                <text:p>0.087166923714928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173659431791613">
                <text:p>0.173659431791613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.258830280556647">
                <text:p>0.25883028055664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42031265393732">
                <text:p>0.34203126539373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.422629173610564">
                <text:p>0.42262917361056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00010603592297">
                <text:p>0.500010603592297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573586633180031">
                <text:p>0.57358663318003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642797301744991">
                <text:p>0.642797301744991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.707115871846941">
                <text:p>0.7071158718469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6052838042901">
                <text:p>0.766052838042901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0.819159652336544">
                <text:p>0.81915965233654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866032137915247">
                <text:p>0.86603213791524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906313565194063">
                <text:p>0.90631356519406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939697366755949">
                <text:p>0.939697366755949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.965929470525824">
                <text:p>0.96592947052582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984810233421513">
                <text:p>0.984810233421513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.996195960765252">
                <text:p>0.99619596076525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999999999892061">
                <text:p>0.9999999998920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